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Set data time interval: 1.0 ms</text:p>
          </table:table-cell>
        </table:table-row>
        <table:table-row table:style-name="ro2">
          <table:table-cell office:value-type="string" calcext:value-type="string">
            <text:p>Selected sampling time interval is 1.0 ms</text:p>
          </table:table-cell>
        </table:table-row>
        <table:table-row table:style-name="ro2">
          <table:table-cell office:value-type="string" calcext:value-type="string">
            <text:p>Selected sampling time interval is 1.0 ms</text:p>
          </table:table-cell>
        </table:table-row>
        <table:table-row table:style-name="ro3">
          <table:table-cell office:value-type="float" office:value="20.52" calcext:value-type="float">
            <text:p>20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75" calcext:value-type="float">
            <text:p>20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26" calcext:value-type="float">
            <text:p>19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88" calcext:value-type="float">
            <text:p>18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.87" calcext:value-type="float">
            <text:p>13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4.16" calcext:value-type="float">
            <text:p>14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26" calcext:value-type="float">
            <text:p>15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77" calcext:value-type="float">
            <text:p>15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88" calcext:value-type="float">
            <text:p>16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2" calcext:value-type="float">
            <text:p>16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27" calcext:value-type="float">
            <text:p>17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79" calcext:value-type="float">
            <text:p>15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99" calcext:value-type="float">
            <text:p>16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87" calcext:value-type="float">
            <text:p>17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42" calcext:value-type="float">
            <text:p>19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25" calcext:value-type="float">
            <text:p>16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97" calcext:value-type="float">
            <text:p>17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67" calcext:value-type="float">
            <text:p>16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31" calcext:value-type="float">
            <text:p>20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79" calcext:value-type="float">
            <text:p>17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62" calcext:value-type="float">
            <text:p>15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01" calcext:value-type="float">
            <text:p>16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77" calcext:value-type="float">
            <text:p>15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37" calcext:value-type="float">
            <text:p>17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64" calcext:value-type="float">
            <text:p>19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58" calcext:value-type="float">
            <text:p>17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4.73" calcext:value-type="float">
            <text:p>14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2.9" calcext:value-type="float">
            <text:p>12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86" calcext:value-type="float">
            <text:p>15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28" calcext:value-type="float">
            <text:p>18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4" calcext:value-type="float">
            <text:p>19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27" calcext:value-type="float">
            <text:p>21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48" calcext:value-type="float">
            <text:p>20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39" calcext:value-type="float">
            <text:p>17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26" calcext:value-type="float">
            <text:p>19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7" calcext:value-type="float">
            <text:p>16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21" calcext:value-type="float">
            <text:p>27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22" calcext:value-type="float">
            <text:p>16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31" calcext:value-type="float">
            <text:p>22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63" calcext:value-type="float">
            <text:p>18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62" calcext:value-type="float">
            <text:p>16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4.38" calcext:value-type="float">
            <text:p>14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56" calcext:value-type="float">
            <text:p>17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25" calcext:value-type="float">
            <text:p>20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67" calcext:value-type="float">
            <text:p>17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07" calcext:value-type="float">
            <text:p>27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21" calcext:value-type="float">
            <text:p>20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03" calcext:value-type="float">
            <text:p>16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52" calcext:value-type="float">
            <text:p>16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4.78" calcext:value-type="float">
            <text:p>14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9" calcext:value-type="float">
            <text:p>16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2.32" calcext:value-type="float">
            <text:p>12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43" calcext:value-type="float">
            <text:p>18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89" calcext:value-type="float">
            <text:p>20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4.26" calcext:value-type="float">
            <text:p>14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32" calcext:value-type="float">
            <text:p>15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4.46" calcext:value-type="float">
            <text:p>14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94" calcext:value-type="float">
            <text:p>15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29" calcext:value-type="float">
            <text:p>19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8" calcext:value-type="float">
            <text:p>28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13" calcext:value-type="float">
            <text:p>20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.68" calcext:value-type="float">
            <text:p>13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33" calcext:value-type="float">
            <text:p>18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26" calcext:value-type="float">
            <text:p>18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82" calcext:value-type="float">
            <text:p>16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21" calcext:value-type="float">
            <text:p>17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36" calcext:value-type="float">
            <text:p>17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65" calcext:value-type="float">
            <text:p>1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36" calcext:value-type="float">
            <text:p>21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11" calcext:value-type="float">
            <text:p>20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.27" calcext:value-type="float">
            <text:p>13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25" calcext:value-type="float">
            <text:p>16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19" calcext:value-type="float">
            <text:p>20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82" calcext:value-type="float">
            <text:p>22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4.9" calcext:value-type="float">
            <text:p>14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83" calcext:value-type="float">
            <text:p>20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42" calcext:value-type="float">
            <text:p>31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01" calcext:value-type="float">
            <text:p>22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1.08" calcext:value-type="float">
            <text:p>11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49" calcext:value-type="float">
            <text:p>23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88" calcext:value-type="float">
            <text:p>18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9" calcext:value-type="float">
            <text:p>15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26" calcext:value-type="float">
            <text:p>25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23" calcext:value-type="float">
            <text:p>20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1.92" calcext:value-type="float">
            <text:p>11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8" calcext:value-type="float">
            <text:p>19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65" calcext:value-type="float">
            <text:p>16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33" calcext:value-type="float">
            <text:p>16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09" calcext:value-type="float">
            <text:p>19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72" calcext:value-type="float">
            <text:p>17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4" calcext:value-type="float">
            <text:p>15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44" calcext:value-type="float">
            <text:p>20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63" calcext:value-type="float">
            <text:p>28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.18" calcext:value-type="float">
            <text:p>13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23" calcext:value-type="float">
            <text:p>20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71" calcext:value-type="float">
            <text:p>16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39" calcext:value-type="float">
            <text:p>18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83" calcext:value-type="float">
            <text:p>18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78" calcext:value-type="float">
            <text:p>28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65" calcext:value-type="float">
            <text:p>20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01" calcext:value-type="float">
            <text:p>17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06" calcext:value-type="float">
            <text:p>17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06" calcext:value-type="float">
            <text:p>30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17" calcext:value-type="float">
            <text:p>23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92" calcext:value-type="float">
            <text:p>34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25" calcext:value-type="float">
            <text:p>30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36" calcext:value-type="float">
            <text:p>26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26" calcext:value-type="float">
            <text:p>18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15" calcext:value-type="float">
            <text:p>20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87" calcext:value-type="float">
            <text:p>18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8" calcext:value-type="float">
            <text:p>19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37" calcext:value-type="float">
            <text:p>19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47" calcext:value-type="float">
            <text:p>19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63" calcext:value-type="float">
            <text:p>19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13" calcext:value-type="float">
            <text:p>29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.7" calcext:value-type="float">
            <text:p>16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18" calcext:value-type="float">
            <text:p>15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47" calcext:value-type="float">
            <text:p>20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94" calcext:value-type="float">
            <text:p>21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14" calcext:value-type="float">
            <text:p>23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92" calcext:value-type="float">
            <text:p>22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39" calcext:value-type="float">
            <text:p>19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78" calcext:value-type="float">
            <text:p>15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4" calcext:value-type="float">
            <text:p>19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42" calcext:value-type="float">
            <text:p>17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47" calcext:value-type="float">
            <text:p>24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1.42" calcext:value-type="float">
            <text:p>11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57" calcext:value-type="float">
            <text:p>31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34" calcext:value-type="float">
            <text:p>20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35" calcext:value-type="float">
            <text:p>22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8" calcext:value-type="float">
            <text:p>22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04" calcext:value-type="float">
            <text:p>22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77" calcext:value-type="float">
            <text:p>29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47" calcext:value-type="float">
            <text:p>28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61" calcext:value-type="float">
            <text:p>26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46" calcext:value-type="float">
            <text:p>23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51" calcext:value-type="float">
            <text:p>24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05" calcext:value-type="float">
            <text:p>19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53" calcext:value-type="float">
            <text:p>22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06" calcext:value-type="float">
            <text:p>24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1" calcext:value-type="float">
            <text:p>18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02" calcext:value-type="float">
            <text:p>20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8" calcext:value-type="float">
            <text:p>20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53" calcext:value-type="float">
            <text:p>22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97" calcext:value-type="float">
            <text:p>22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83" calcext:value-type="float">
            <text:p>23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64" calcext:value-type="float">
            <text:p>20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39" calcext:value-type="float">
            <text:p>27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92" calcext:value-type="float">
            <text:p>22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65" calcext:value-type="float">
            <text:p>19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91" calcext:value-type="float">
            <text:p>18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57" calcext:value-type="float">
            <text:p>21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4" calcext:value-type="float">
            <text:p>20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18" calcext:value-type="float">
            <text:p>20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66" calcext:value-type="float">
            <text:p>29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9" calcext:value-type="float">
            <text:p>23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.76" calcext:value-type="float">
            <text:p>13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.54" calcext:value-type="float">
            <text:p>13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67" calcext:value-type="float">
            <text:p>18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15" calcext:value-type="float">
            <text:p>21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41" calcext:value-type="float">
            <text:p>21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69" calcext:value-type="float">
            <text:p>21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85" calcext:value-type="float">
            <text:p>18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85" calcext:value-type="float">
            <text:p>18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37" calcext:value-type="float">
            <text:p>18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65" calcext:value-type="float">
            <text:p>21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61" calcext:value-type="float">
            <text:p>19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34" calcext:value-type="float">
            <text:p>21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9" calcext:value-type="float">
            <text:p>20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44" calcext:value-type="float">
            <text:p>19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54" calcext:value-type="float">
            <text:p>21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" calcext:value-type="float">
            <text:p>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71" calcext:value-type="float">
            <text:p>18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71" calcext:value-type="float">
            <text:p>20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02" calcext:value-type="float">
            <text:p>29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05" calcext:value-type="float">
            <text:p>21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-5.43" calcext:value-type="float">
            <text:p>-5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.07" calcext:value-type="float">
            <text:p>13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.76" calcext:value-type="float">
            <text:p>13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-3.55" calcext:value-type="float">
            <text:p>-3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77" calcext:value-type="float">
            <text:p>35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0.72" calcext:value-type="float">
            <text:p>0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48" calcext:value-type="float">
            <text:p>20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8" calcext:value-type="float">
            <text:p>18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54" calcext:value-type="float">
            <text:p>15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39" calcext:value-type="float">
            <text:p>19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73" calcext:value-type="float">
            <text:p>19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89" calcext:value-type="float">
            <text:p>20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13" calcext:value-type="float">
            <text:p>21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94" calcext:value-type="float">
            <text:p>19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56" calcext:value-type="float">
            <text:p>26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39" calcext:value-type="float">
            <text:p>24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34" calcext:value-type="float">
            <text:p>18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" calcext:value-type="float">
            <text:p>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28" calcext:value-type="float">
            <text:p>22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29" calcext:value-type="float">
            <text:p>21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04" calcext:value-type="float">
            <text:p>21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37" calcext:value-type="float">
            <text:p>25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06" calcext:value-type="float">
            <text:p>21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33" calcext:value-type="float">
            <text:p>17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15" calcext:value-type="float">
            <text:p>23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09" calcext:value-type="float">
            <text:p>23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09" calcext:value-type="float">
            <text:p>20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66" calcext:value-type="float">
            <text:p>27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35" calcext:value-type="float">
            <text:p>36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4" calcext:value-type="float">
            <text:p>21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1" calcext:value-type="float">
            <text:p>26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09" calcext:value-type="float">
            <text:p>18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85" calcext:value-type="float">
            <text:p>19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75" calcext:value-type="float">
            <text:p>21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1.89" calcext:value-type="float">
            <text:p>11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38" calcext:value-type="float">
            <text:p>17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08" calcext:value-type="float">
            <text:p>29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.69" calcext:value-type="float">
            <text:p>15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7.43" calcext:value-type="float">
            <text:p>387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2.81" calcext:value-type="float">
            <text:p>372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7.6" calcext:value-type="float">
            <text:p>427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4.25" calcext:value-type="float">
            <text:p>574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7.88" calcext:value-type="float">
            <text:p>457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3.88" calcext:value-type="float">
            <text:p>513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0.87" calcext:value-type="float">
            <text:p>610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9.95" calcext:value-type="float">
            <text:p>559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8.95" calcext:value-type="float">
            <text:p>608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6.21" calcext:value-type="float">
            <text:p>606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1.09" calcext:value-type="float">
            <text:p>661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0.68" calcext:value-type="float">
            <text:p>590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0.79" calcext:value-type="float">
            <text:p>420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6.12" calcext:value-type="float">
            <text:p>336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35" calcext:value-type="float">
            <text:p>24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86" calcext:value-type="float">
            <text:p>39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3" calcext:value-type="float">
            <text:p>46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61" calcext:value-type="float">
            <text:p>55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04" calcext:value-type="float">
            <text:p>33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38" calcext:value-type="float">
            <text:p>23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3" calcext:value-type="float">
            <text:p>21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41" calcext:value-type="float">
            <text:p>22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59" calcext:value-type="float">
            <text:p>22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59" calcext:value-type="float">
            <text:p>21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11" calcext:value-type="float">
            <text:p>21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81" calcext:value-type="float">
            <text:p>26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77" calcext:value-type="float">
            <text:p>27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81" calcext:value-type="float">
            <text:p>18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13" calcext:value-type="float">
            <text:p>51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65" calcext:value-type="float">
            <text:p>28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94" calcext:value-type="float">
            <text:p>24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88" calcext:value-type="float">
            <text:p>25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53" calcext:value-type="float">
            <text:p>24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68" calcext:value-type="float">
            <text:p>20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29" calcext:value-type="float">
            <text:p>19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4" calcext:value-type="float">
            <text:p>25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57" calcext:value-type="float">
            <text:p>25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94" calcext:value-type="float">
            <text:p>30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33" calcext:value-type="float">
            <text:p>26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49" calcext:value-type="float">
            <text:p>23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61" calcext:value-type="float">
            <text:p>27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78" calcext:value-type="float">
            <text:p>29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46" calcext:value-type="float">
            <text:p>25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69" calcext:value-type="float">
            <text:p>24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98" calcext:value-type="float">
            <text:p>26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24" calcext:value-type="float">
            <text:p>22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78" calcext:value-type="float">
            <text:p>24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85" calcext:value-type="float">
            <text:p>24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81" calcext:value-type="float">
            <text:p>23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82" calcext:value-type="float">
            <text:p>22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14" calcext:value-type="float">
            <text:p>3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88" calcext:value-type="float">
            <text:p>22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78" calcext:value-type="float">
            <text:p>31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68" calcext:value-type="float">
            <text:p>22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79" calcext:value-type="float">
            <text:p>38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39" calcext:value-type="float">
            <text:p>25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32" calcext:value-type="float">
            <text:p>28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24" calcext:value-type="float">
            <text:p>21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4" calcext:value-type="float">
            <text:p>23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53" calcext:value-type="float">
            <text:p>23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79" calcext:value-type="float">
            <text:p>30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37" calcext:value-type="float">
            <text:p>30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45" calcext:value-type="float">
            <text:p>21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47" calcext:value-type="float">
            <text:p>19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13" calcext:value-type="float">
            <text:p>26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57" calcext:value-type="float">
            <text:p>26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59" calcext:value-type="float">
            <text:p>24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71" calcext:value-type="float">
            <text:p>24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58" calcext:value-type="float">
            <text:p>22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67" calcext:value-type="float">
            <text:p>19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54" calcext:value-type="float">
            <text:p>19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54" calcext:value-type="float">
            <text:p>19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87" calcext:value-type="float">
            <text:p>23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88" calcext:value-type="float">
            <text:p>23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86" calcext:value-type="float">
            <text:p>25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07" calcext:value-type="float">
            <text:p>31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49" calcext:value-type="float">
            <text:p>25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5" calcext:value-type="float">
            <text:p>24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37" calcext:value-type="float">
            <text:p>31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38" calcext:value-type="float">
            <text:p>26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82" calcext:value-type="float">
            <text:p>30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44" calcext:value-type="float">
            <text:p>24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57" calcext:value-type="float">
            <text:p>21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41" calcext:value-type="float">
            <text:p>29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36" calcext:value-type="float">
            <text:p>42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38" calcext:value-type="float">
            <text:p>40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" calcext:value-type="float">
            <text:p>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54" calcext:value-type="float">
            <text:p>27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91" calcext:value-type="float">
            <text:p>30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74" calcext:value-type="float">
            <text:p>18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81" calcext:value-type="float">
            <text:p>27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14" calcext:value-type="float">
            <text:p>28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12" calcext:value-type="float">
            <text:p>29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19" calcext:value-type="float">
            <text:p>27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08" calcext:value-type="float">
            <text:p>22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22" calcext:value-type="float">
            <text:p>27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95" calcext:value-type="float">
            <text:p>29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12" calcext:value-type="float">
            <text:p>28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54" calcext:value-type="float">
            <text:p>22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56" calcext:value-type="float">
            <text:p>26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3" calcext:value-type="float">
            <text:p>27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56" calcext:value-type="float">
            <text:p>27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36" calcext:value-type="float">
            <text:p>29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13" calcext:value-type="float">
            <text:p>30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72" calcext:value-type="float">
            <text:p>25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19" calcext:value-type="float">
            <text:p>31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93" calcext:value-type="float">
            <text:p>38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12" calcext:value-type="float">
            <text:p>33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66" calcext:value-type="float">
            <text:p>28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41" calcext:value-type="float">
            <text:p>24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21" calcext:value-type="float">
            <text:p>29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79" calcext:value-type="float">
            <text:p>29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44" calcext:value-type="float">
            <text:p>27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15" calcext:value-type="float">
            <text:p>30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73" calcext:value-type="float">
            <text:p>28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79" calcext:value-type="float">
            <text:p>18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14" calcext:value-type="float">
            <text:p>28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63" calcext:value-type="float">
            <text:p>29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5.03" calcext:value-type="float">
            <text:p>255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3.69" calcext:value-type="float">
            <text:p>223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6.04" calcext:value-type="float">
            <text:p>336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4.12" calcext:value-type="float">
            <text:p>334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6.33" calcext:value-type="float">
            <text:p>316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5.88" calcext:value-type="float">
            <text:p>375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2.6" calcext:value-type="float">
            <text:p>422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6.62" calcext:value-type="float">
            <text:p>496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2.27" calcext:value-type="float">
            <text:p>502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3.9" calcext:value-type="float">
            <text:p>493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6.06" calcext:value-type="float">
            <text:p>626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9.85" calcext:value-type="float">
            <text:p>669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.27" calcext:value-type="float">
            <text:p>5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52" calcext:value-type="float">
            <text:p>34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" calcext:value-type="float">
            <text:p>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09" calcext:value-type="float">
            <text:p>27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74" calcext:value-type="float">
            <text:p>28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13" calcext:value-type="float">
            <text:p>33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26" calcext:value-type="float">
            <text:p>27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75" calcext:value-type="float">
            <text:p>27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84" calcext:value-type="float">
            <text:p>32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23" calcext:value-type="float">
            <text:p>26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22" calcext:value-type="float">
            <text:p>23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62" calcext:value-type="float">
            <text:p>28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95" calcext:value-type="float">
            <text:p>26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36" calcext:value-type="float">
            <text:p>26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13" calcext:value-type="float">
            <text:p>21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88" calcext:value-type="float">
            <text:p>37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93" calcext:value-type="float">
            <text:p>36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65" calcext:value-type="float">
            <text:p>28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5" calcext:value-type="float">
            <text:p>33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05" calcext:value-type="float">
            <text:p>32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99" calcext:value-type="float">
            <text:p>37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09" calcext:value-type="float">
            <text:p>26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39" calcext:value-type="float">
            <text:p>24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12" calcext:value-type="float">
            <text:p>30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42" calcext:value-type="float">
            <text:p>27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02" calcext:value-type="float">
            <text:p>27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77" calcext:value-type="float">
            <text:p>26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9" calcext:value-type="float">
            <text:p>29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33" calcext:value-type="float">
            <text:p>18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87" calcext:value-type="float">
            <text:p>24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22" calcext:value-type="float">
            <text:p>29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21" calcext:value-type="float">
            <text:p>29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94" calcext:value-type="float">
            <text:p>29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96" calcext:value-type="float">
            <text:p>26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51" calcext:value-type="float">
            <text:p>43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63" calcext:value-type="float">
            <text:p>34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73" calcext:value-type="float">
            <text:p>26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65" calcext:value-type="float">
            <text:p>26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26" calcext:value-type="float">
            <text:p>29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8" calcext:value-type="float">
            <text:p>25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76" calcext:value-type="float">
            <text:p>29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26" calcext:value-type="float">
            <text:p>26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82" calcext:value-type="float">
            <text:p>30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17" calcext:value-type="float">
            <text:p>24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1" calcext:value-type="float">
            <text:p>25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73" calcext:value-type="float">
            <text:p>29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93" calcext:value-type="float">
            <text:p>26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42" calcext:value-type="float">
            <text:p>35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9" calcext:value-type="float">
            <text:p>22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92" calcext:value-type="float">
            <text:p>30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47" calcext:value-type="float">
            <text:p>32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51" calcext:value-type="float">
            <text:p>30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21" calcext:value-type="float">
            <text:p>31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78" calcext:value-type="float">
            <text:p>30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24" calcext:value-type="float">
            <text:p>32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8" calcext:value-type="float">
            <text:p>31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51" calcext:value-type="float">
            <text:p>26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35" calcext:value-type="float">
            <text:p>23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21" calcext:value-type="float">
            <text:p>31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02" calcext:value-type="float">
            <text:p>31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19" calcext:value-type="float">
            <text:p>36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4.4" calcext:value-type="float">
            <text:p>414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8.48" calcext:value-type="float">
            <text:p>658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0.43" calcext:value-type="float">
            <text:p>640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0.64" calcext:value-type="float">
            <text:p>640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0.68" calcext:value-type="float">
            <text:p>660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2.35" calcext:value-type="float">
            <text:p>662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2.9" calcext:value-type="float">
            <text:p>662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6.76" calcext:value-type="float">
            <text:p>666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2.17" calcext:value-type="float">
            <text:p>602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34" calcext:value-type="float">
            <text:p>24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23" calcext:value-type="float">
            <text:p>30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54" calcext:value-type="float">
            <text:p>32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19" calcext:value-type="float">
            <text:p>28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25" calcext:value-type="float">
            <text:p>30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74" calcext:value-type="float">
            <text:p>29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98" calcext:value-type="float">
            <text:p>25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45" calcext:value-type="float">
            <text:p>26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15" calcext:value-type="float">
            <text:p>28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71" calcext:value-type="float">
            <text:p>27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24" calcext:value-type="float">
            <text:p>28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71" calcext:value-type="float">
            <text:p>27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77" calcext:value-type="float">
            <text:p>27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85" calcext:value-type="float">
            <text:p>27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2" calcext:value-type="float">
            <text:p>28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24" calcext:value-type="float">
            <text:p>28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06" calcext:value-type="float">
            <text:p>28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27" calcext:value-type="float">
            <text:p>27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85" calcext:value-type="float">
            <text:p>27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62" calcext:value-type="float">
            <text:p>27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06" calcext:value-type="float">
            <text:p>29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59" calcext:value-type="float">
            <text:p>31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27" calcext:value-type="float">
            <text:p>30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01" calcext:value-type="float">
            <text:p>29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21" calcext:value-type="float">
            <text:p>33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34" calcext:value-type="float">
            <text:p>31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8" calcext:value-type="float">
            <text:p>53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81" calcext:value-type="float">
            <text:p>52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63" calcext:value-type="float">
            <text:p>50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75" calcext:value-type="float">
            <text:p>37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71" calcext:value-type="float">
            <text:p>34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07" calcext:value-type="float">
            <text:p>33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3" calcext:value-type="float">
            <text:p>28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09" calcext:value-type="float">
            <text:p>31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79" calcext:value-type="float">
            <text:p>28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37" calcext:value-type="float">
            <text:p>28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12" calcext:value-type="float">
            <text:p>30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67" calcext:value-type="float">
            <text:p>29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52" calcext:value-type="float">
            <text:p>29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94" calcext:value-type="float">
            <text:p>29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53" calcext:value-type="float">
            <text:p>27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26" calcext:value-type="float">
            <text:p>28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39" calcext:value-type="float">
            <text:p>28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51" calcext:value-type="float">
            <text:p>29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86" calcext:value-type="float">
            <text:p>27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34" calcext:value-type="float">
            <text:p>30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95" calcext:value-type="float">
            <text:p>34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18" calcext:value-type="float">
            <text:p>36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56" calcext:value-type="float">
            <text:p>22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62" calcext:value-type="float">
            <text:p>26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63" calcext:value-type="float">
            <text:p>21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57" calcext:value-type="float">
            <text:p>21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08" calcext:value-type="float">
            <text:p>26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51" calcext:value-type="float">
            <text:p>32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39" calcext:value-type="float">
            <text:p>30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47" calcext:value-type="float">
            <text:p>28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17" calcext:value-type="float">
            <text:p>27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98" calcext:value-type="float">
            <text:p>26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39" calcext:value-type="float">
            <text:p>27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3" calcext:value-type="float">
            <text:p>27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84" calcext:value-type="float">
            <text:p>31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81" calcext:value-type="float">
            <text:p>33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38" calcext:value-type="float">
            <text:p>25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87" calcext:value-type="float">
            <text:p>25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81" calcext:value-type="float">
            <text:p>34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79" calcext:value-type="float">
            <text:p>31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15" calcext:value-type="float">
            <text:p>28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54" calcext:value-type="float">
            <text:p>27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91" calcext:value-type="float">
            <text:p>30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68" calcext:value-type="float">
            <text:p>28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12" calcext:value-type="float">
            <text:p>33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34" calcext:value-type="float">
            <text:p>31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7" calcext:value-type="float">
            <text:p>30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74" calcext:value-type="float">
            <text:p>27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5" calcext:value-type="float">
            <text:p>28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6" calcext:value-type="float">
            <text:p>21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53" calcext:value-type="float">
            <text:p>30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4" calcext:value-type="float">
            <text:p>29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98" calcext:value-type="float">
            <text:p>27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6" calcext:value-type="float">
            <text:p>29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39" calcext:value-type="float">
            <text:p>31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2" calcext:value-type="float">
            <text:p>27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06" calcext:value-type="float">
            <text:p>28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92" calcext:value-type="float">
            <text:p>32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71" calcext:value-type="float">
            <text:p>35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55" calcext:value-type="float">
            <text:p>35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47" calcext:value-type="float">
            <text:p>28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47" calcext:value-type="float">
            <text:p>22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88" calcext:value-type="float">
            <text:p>34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86" calcext:value-type="float">
            <text:p>32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28" calcext:value-type="float">
            <text:p>36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78" calcext:value-type="float">
            <text:p>37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73" calcext:value-type="float">
            <text:p>35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12" calcext:value-type="float">
            <text:p>34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81" calcext:value-type="float">
            <text:p>29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21" calcext:value-type="float">
            <text:p>35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41" calcext:value-type="float">
            <text:p>30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83" calcext:value-type="float">
            <text:p>24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46" calcext:value-type="float">
            <text:p>28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14" calcext:value-type="float">
            <text:p>23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.65" calcext:value-type="float">
            <text:p>1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9.08" calcext:value-type="float">
            <text:p>539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9.14" calcext:value-type="float">
            <text:p>449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9.77" calcext:value-type="float">
            <text:p>539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1.28" calcext:value-type="float">
            <text:p>601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1.33" calcext:value-type="float">
            <text:p>661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6.73" calcext:value-type="float">
            <text:p>686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9.19" calcext:value-type="float">
            <text:p>679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2.7" calcext:value-type="float">
            <text:p>662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2.46" calcext:value-type="float">
            <text:p>492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34" calcext:value-type="float">
            <text:p>19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43" calcext:value-type="float">
            <text:p>20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28" calcext:value-type="float">
            <text:p>33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61" calcext:value-type="float">
            <text:p>33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12" calcext:value-type="float">
            <text:p>32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42" calcext:value-type="float">
            <text:p>34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16" calcext:value-type="float">
            <text:p>35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09" calcext:value-type="float">
            <text:p>41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09" calcext:value-type="float">
            <text:p>34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63" calcext:value-type="float">
            <text:p>35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01" calcext:value-type="float">
            <text:p>31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99" calcext:value-type="float">
            <text:p>36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65" calcext:value-type="float">
            <text:p>32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54" calcext:value-type="float">
            <text:p>28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58" calcext:value-type="float">
            <text:p>29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25" calcext:value-type="float">
            <text:p>34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25" calcext:value-type="float">
            <text:p>31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47" calcext:value-type="float">
            <text:p>36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51" calcext:value-type="float">
            <text:p>37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86" calcext:value-type="float">
            <text:p>36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5" calcext:value-type="float">
            <text:p>36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65" calcext:value-type="float">
            <text:p>32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88" calcext:value-type="float">
            <text:p>33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28" calcext:value-type="float">
            <text:p>40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26" calcext:value-type="float">
            <text:p>44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88" calcext:value-type="float">
            <text:p>42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89" calcext:value-type="float">
            <text:p>36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63" calcext:value-type="float">
            <text:p>44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73" calcext:value-type="float">
            <text:p>25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14" calcext:value-type="float">
            <text:p>40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61" calcext:value-type="float">
            <text:p>35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23" calcext:value-type="float">
            <text:p>26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" calcext:value-type="float">
            <text:p>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26" calcext:value-type="float">
            <text:p>22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2.51" calcext:value-type="float">
            <text:p>682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1.36" calcext:value-type="float">
            <text:p>721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2.22" calcext:value-type="float">
            <text:p>642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4.66" calcext:value-type="float">
            <text:p>644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4.91" calcext:value-type="float">
            <text:p>604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0.37" calcext:value-type="float">
            <text:p>580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63" calcext:value-type="float">
            <text:p>28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47" calcext:value-type="float">
            <text:p>43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63" calcext:value-type="float">
            <text:p>48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3" calcext:value-type="float">
            <text:p>47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69" calcext:value-type="float">
            <text:p>33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67" calcext:value-type="float">
            <text:p>36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67" calcext:value-type="float">
            <text:p>30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71" calcext:value-type="float">
            <text:p>30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31" calcext:value-type="float">
            <text:p>32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87" calcext:value-type="float">
            <text:p>32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3" calcext:value-type="float">
            <text:p>33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57" calcext:value-type="float">
            <text:p>31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" calcext:value-type="float">
            <text:p>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43" calcext:value-type="float">
            <text:p>35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26" calcext:value-type="float">
            <text:p>30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04" calcext:value-type="float">
            <text:p>31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57" calcext:value-type="float">
            <text:p>29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01" calcext:value-type="float">
            <text:p>29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86" calcext:value-type="float">
            <text:p>33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34" calcext:value-type="float">
            <text:p>33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75" calcext:value-type="float">
            <text:p>30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62" calcext:value-type="float">
            <text:p>28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51" calcext:value-type="float">
            <text:p>27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63" calcext:value-type="float">
            <text:p>37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84" calcext:value-type="float">
            <text:p>24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18" calcext:value-type="float">
            <text:p>28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24" calcext:value-type="float">
            <text:p>31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53" calcext:value-type="float">
            <text:p>27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62" calcext:value-type="float">
            <text:p>32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3" calcext:value-type="float">
            <text:p>30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04" calcext:value-type="float">
            <text:p>38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51" calcext:value-type="float">
            <text:p>38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16" calcext:value-type="float">
            <text:p>32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58" calcext:value-type="float">
            <text:p>35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51" calcext:value-type="float">
            <text:p>33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61" calcext:value-type="float">
            <text:p>33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98" calcext:value-type="float">
            <text:p>28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61" calcext:value-type="float">
            <text:p>30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57" calcext:value-type="float">
            <text:p>36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43" calcext:value-type="float">
            <text:p>37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15" calcext:value-type="float">
            <text:p>37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16" calcext:value-type="float">
            <text:p>34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91" calcext:value-type="float">
            <text:p>31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34" calcext:value-type="float">
            <text:p>27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37" calcext:value-type="float">
            <text:p>34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33" calcext:value-type="float">
            <text:p>39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54" calcext:value-type="float">
            <text:p>41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26" calcext:value-type="float">
            <text:p>35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14" calcext:value-type="float">
            <text:p>41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25" calcext:value-type="float">
            <text:p>44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4" calcext:value-type="float">
            <text:p>46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85" calcext:value-type="float">
            <text:p>36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95" calcext:value-type="float">
            <text:p>33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3" calcext:value-type="float">
            <text:p>37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6" calcext:value-type="float">
            <text:p>34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47" calcext:value-type="float">
            <text:p>30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35" calcext:value-type="float">
            <text:p>34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1" calcext:value-type="float">
            <text:p>47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37" calcext:value-type="float">
            <text:p>47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13" calcext:value-type="float">
            <text:p>47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" calcext:value-type="float">
            <text:p>46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06" calcext:value-type="float">
            <text:p>29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55" calcext:value-type="float">
            <text:p>29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25" calcext:value-type="float">
            <text:p>38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21" calcext:value-type="float">
            <text:p>27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15" calcext:value-type="float">
            <text:p>31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19" calcext:value-type="float">
            <text:p>39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44" calcext:value-type="float">
            <text:p>37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47" calcext:value-type="float">
            <text:p>35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67" calcext:value-type="float">
            <text:p>37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47" calcext:value-type="float">
            <text:p>35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95" calcext:value-type="float">
            <text:p>38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82" calcext:value-type="float">
            <text:p>34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54" calcext:value-type="float">
            <text:p>45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14" calcext:value-type="float">
            <text:p>29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.52" calcext:value-type="float">
            <text:p>3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0.72" calcext:value-type="float">
            <text:p>550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4.77" calcext:value-type="float">
            <text:p>614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2.61" calcext:value-type="float">
            <text:p>612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2.22" calcext:value-type="float">
            <text:p>602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3.19" calcext:value-type="float">
            <text:p>733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1.3" calcext:value-type="float">
            <text:p>741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1.86" calcext:value-type="float">
            <text:p>541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5.54" calcext:value-type="float">
            <text:p>555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6.65" calcext:value-type="float">
            <text:p>526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5.12" calcext:value-type="float">
            <text:p>525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2.95" calcext:value-type="float">
            <text:p>452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72" calcext:value-type="float">
            <text:p>48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76" calcext:value-type="float">
            <text:p>27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52" calcext:value-type="float">
            <text:p>31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31" calcext:value-type="float">
            <text:p>28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82" calcext:value-type="float">
            <text:p>27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13" calcext:value-type="float">
            <text:p>28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35" calcext:value-type="float">
            <text:p>28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4" calcext:value-type="float">
            <text:p>40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05" calcext:value-type="float">
            <text:p>26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31" calcext:value-type="float">
            <text:p>31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19" calcext:value-type="float">
            <text:p>30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49" calcext:value-type="float">
            <text:p>40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59" calcext:value-type="float">
            <text:p>36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81" calcext:value-type="float">
            <text:p>37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15" calcext:value-type="float">
            <text:p>38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11" calcext:value-type="float">
            <text:p>38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9" calcext:value-type="float">
            <text:p>38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14" calcext:value-type="float">
            <text:p>38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66" calcext:value-type="float">
            <text:p>39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23" calcext:value-type="float">
            <text:p>31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19" calcext:value-type="float">
            <text:p>34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54" calcext:value-type="float">
            <text:p>37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35" calcext:value-type="float">
            <text:p>38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73" calcext:value-type="float">
            <text:p>26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93" calcext:value-type="float">
            <text:p>27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05" calcext:value-type="float">
            <text:p>36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3" calcext:value-type="float">
            <text:p>32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52" calcext:value-type="float">
            <text:p>37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36" calcext:value-type="float">
            <text:p>35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84" calcext:value-type="float">
            <text:p>28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" calcext:value-type="float">
            <text:p>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4.12" calcext:value-type="float">
            <text:p>664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8.8" calcext:value-type="float">
            <text:p>718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3.1" calcext:value-type="float">
            <text:p>713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4.57" calcext:value-type="float">
            <text:p>634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7.43" calcext:value-type="float">
            <text:p>557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9.08" calcext:value-type="float">
            <text:p>229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82" calcext:value-type="float">
            <text:p>37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42" calcext:value-type="float">
            <text:p>39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0.84" calcext:value-type="float">
            <text:p>20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04" calcext:value-type="float">
            <text:p>30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19" calcext:value-type="float">
            <text:p>34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65" calcext:value-type="float">
            <text:p>32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91" calcext:value-type="float">
            <text:p>30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4" calcext:value-type="float">
            <text:p>46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9" calcext:value-type="float">
            <text:p>42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82" calcext:value-type="float">
            <text:p>37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25" calcext:value-type="float">
            <text:p>38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99" calcext:value-type="float">
            <text:p>37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74" calcext:value-type="float">
            <text:p>37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59" calcext:value-type="float">
            <text:p>38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78" calcext:value-type="float">
            <text:p>35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77" calcext:value-type="float">
            <text:p>35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51" calcext:value-type="float">
            <text:p>37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53" calcext:value-type="float">
            <text:p>38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04" calcext:value-type="float">
            <text:p>36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78" calcext:value-type="float">
            <text:p>37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34" calcext:value-type="float">
            <text:p>37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86" calcext:value-type="float">
            <text:p>36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48" calcext:value-type="float">
            <text:p>38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86" calcext:value-type="float">
            <text:p>38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39" calcext:value-type="float">
            <text:p>38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47" calcext:value-type="float">
            <text:p>35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22" calcext:value-type="float">
            <text:p>29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49" calcext:value-type="float">
            <text:p>31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37" calcext:value-type="float">
            <text:p>34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57" calcext:value-type="float">
            <text:p>34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28" calcext:value-type="float">
            <text:p>36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91" calcext:value-type="float">
            <text:p>32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3" calcext:value-type="float">
            <text:p>37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8" calcext:value-type="float">
            <text:p>34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26" calcext:value-type="float">
            <text:p>41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64" calcext:value-type="float">
            <text:p>37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54" calcext:value-type="float">
            <text:p>31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67" calcext:value-type="float">
            <text:p>34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02" calcext:value-type="float">
            <text:p>35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09" calcext:value-type="float">
            <text:p>35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31" calcext:value-type="float">
            <text:p>36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24" calcext:value-type="float">
            <text:p>32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09" calcext:value-type="float">
            <text:p>32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13" calcext:value-type="float">
            <text:p>31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92" calcext:value-type="float">
            <text:p>32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99" calcext:value-type="float">
            <text:p>34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84" calcext:value-type="float">
            <text:p>32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15" calcext:value-type="float">
            <text:p>29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52" calcext:value-type="float">
            <text:p>28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02" calcext:value-type="float">
            <text:p>28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43" calcext:value-type="float">
            <text:p>31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93" calcext:value-type="float">
            <text:p>44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84" calcext:value-type="float">
            <text:p>30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73" calcext:value-type="float">
            <text:p>30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72" calcext:value-type="float">
            <text:p>33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41" calcext:value-type="float">
            <text:p>33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47" calcext:value-type="float">
            <text:p>34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12" calcext:value-type="float">
            <text:p>33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32" calcext:value-type="float">
            <text:p>36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05" calcext:value-type="float">
            <text:p>36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28" calcext:value-type="float">
            <text:p>37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17" calcext:value-type="float">
            <text:p>34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41" calcext:value-type="float">
            <text:p>37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91" calcext:value-type="float">
            <text:p>36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26" calcext:value-type="float">
            <text:p>37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6" calcext:value-type="float">
            <text:p>31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6.15" calcext:value-type="float">
            <text:p>226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5.92" calcext:value-type="float">
            <text:p>505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3.69" calcext:value-type="float">
            <text:p>533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4.17" calcext:value-type="float">
            <text:p>514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5.04" calcext:value-type="float">
            <text:p>545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8.94" calcext:value-type="float">
            <text:p>538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7.46" calcext:value-type="float">
            <text:p>517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5.14" calcext:value-type="float">
            <text:p>525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5.85" calcext:value-type="float">
            <text:p>525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8.66" calcext:value-type="float">
            <text:p>538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5.55" calcext:value-type="float">
            <text:p>595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0.74" calcext:value-type="float">
            <text:p>600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1.24" calcext:value-type="float">
            <text:p>611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5.9" calcext:value-type="float">
            <text:p>605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0.33" calcext:value-type="float">
            <text:p>700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4.32" calcext:value-type="float">
            <text:p>334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56" calcext:value-type="float">
            <text:p>36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9" calcext:value-type="float">
            <text:p>41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62" calcext:value-type="float">
            <text:p>27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44" calcext:value-type="float">
            <text:p>34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88" calcext:value-type="float">
            <text:p>43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41" calcext:value-type="float">
            <text:p>37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48" calcext:value-type="float">
            <text:p>39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57" calcext:value-type="float">
            <text:p>38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77" calcext:value-type="float">
            <text:p>35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6" calcext:value-type="float">
            <text:p>39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9" calcext:value-type="float">
            <text:p>40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36" calcext:value-type="float">
            <text:p>40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23" calcext:value-type="float">
            <text:p>34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16" calcext:value-type="float">
            <text:p>36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63" calcext:value-type="float">
            <text:p>36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48" calcext:value-type="float">
            <text:p>37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98" calcext:value-type="float">
            <text:p>35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01" calcext:value-type="float">
            <text:p>37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45" calcext:value-type="float">
            <text:p>36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11" calcext:value-type="float">
            <text:p>40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67" calcext:value-type="float">
            <text:p>37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48" calcext:value-type="float">
            <text:p>36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81" calcext:value-type="float">
            <text:p>37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56" calcext:value-type="float">
            <text:p>40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28" calcext:value-type="float">
            <text:p>30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44" calcext:value-type="float">
            <text:p>31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32" calcext:value-type="float">
            <text:p>38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61" calcext:value-type="float">
            <text:p>38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53" calcext:value-type="float">
            <text:p>33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49" calcext:value-type="float">
            <text:p>35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06" calcext:value-type="float">
            <text:p>32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59" calcext:value-type="float">
            <text:p>31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44" calcext:value-type="float">
            <text:p>31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65" calcext:value-type="float">
            <text:p>31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86" calcext:value-type="float">
            <text:p>32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43" calcext:value-type="float">
            <text:p>31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23" calcext:value-type="float">
            <text:p>33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07" calcext:value-type="float">
            <text:p>30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71" calcext:value-type="float">
            <text:p>34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93" calcext:value-type="float">
            <text:p>34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71" calcext:value-type="float">
            <text:p>36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72" calcext:value-type="float">
            <text:p>46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5" calcext:value-type="float">
            <text:p>21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39" calcext:value-type="float">
            <text:p>23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05" calcext:value-type="float">
            <text:p>34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47" calcext:value-type="float">
            <text:p>39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28" calcext:value-type="float">
            <text:p>45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66" calcext:value-type="float">
            <text:p>40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1" calcext:value-type="float">
            <text:p>42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46" calcext:value-type="float">
            <text:p>31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32" calcext:value-type="float">
            <text:p>37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45" calcext:value-type="float">
            <text:p>37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45" calcext:value-type="float">
            <text:p>36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76" calcext:value-type="float">
            <text:p>31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93" calcext:value-type="float">
            <text:p>30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27" calcext:value-type="float">
            <text:p>30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85" calcext:value-type="float">
            <text:p>38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42" calcext:value-type="float">
            <text:p>39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92" calcext:value-type="float">
            <text:p>30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09" calcext:value-type="float">
            <text:p>36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36" calcext:value-type="float">
            <text:p>38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62" calcext:value-type="float">
            <text:p>36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94" calcext:value-type="float">
            <text:p>37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34" calcext:value-type="float">
            <text:p>35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7" calcext:value-type="float">
            <text:p>44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6" calcext:value-type="float">
            <text:p>43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35" calcext:value-type="float">
            <text:p>39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83" calcext:value-type="float">
            <text:p>37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52" calcext:value-type="float">
            <text:p>28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05" calcext:value-type="float">
            <text:p>37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83" calcext:value-type="float">
            <text:p>31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73" calcext:value-type="float">
            <text:p>33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88" calcext:value-type="float">
            <text:p>31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78" calcext:value-type="float">
            <text:p>27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29" calcext:value-type="float">
            <text:p>33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7" calcext:value-type="float">
            <text:p>39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23" calcext:value-type="float">
            <text:p>44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4" calcext:value-type="float">
            <text:p>4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85" calcext:value-type="float">
            <text:p>33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3" calcext:value-type="float">
            <text:p>45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74" calcext:value-type="float">
            <text:p>34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74" calcext:value-type="float">
            <text:p>36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03" calcext:value-type="float">
            <text:p>38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94" calcext:value-type="float">
            <text:p>38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63" calcext:value-type="float">
            <text:p>33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31" calcext:value-type="float">
            <text:p>31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89" calcext:value-type="float">
            <text:p>30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95" calcext:value-type="float">
            <text:p>39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95" calcext:value-type="float">
            <text:p>38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43" calcext:value-type="float">
            <text:p>38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03" calcext:value-type="float">
            <text:p>38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8" calcext:value-type="float">
            <text:p>40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59" calcext:value-type="float">
            <text:p>36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1.24" calcext:value-type="float">
            <text:p>181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7.74" calcext:value-type="float">
            <text:p>567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9.39" calcext:value-type="float">
            <text:p>629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3.85" calcext:value-type="float">
            <text:p>583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1.55" calcext:value-type="float">
            <text:p>621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8.24" calcext:value-type="float">
            <text:p>658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3.6" calcext:value-type="float">
            <text:p>413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48" calcext:value-type="float">
            <text:p>28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01" calcext:value-type="float">
            <text:p>29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69" calcext:value-type="float">
            <text:p>33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75" calcext:value-type="float">
            <text:p>37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86" calcext:value-type="float">
            <text:p>36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32" calcext:value-type="float">
            <text:p>36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6" calcext:value-type="float">
            <text:p>34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52" calcext:value-type="float">
            <text:p>34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22" calcext:value-type="float">
            <text:p>35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22" calcext:value-type="float">
            <text:p>34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57" calcext:value-type="float">
            <text:p>31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8" calcext:value-type="float">
            <text:p>31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51" calcext:value-type="float">
            <text:p>31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2" calcext:value-type="float">
            <text:p>33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02" calcext:value-type="float">
            <text:p>34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53" calcext:value-type="float">
            <text:p>31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06" calcext:value-type="float">
            <text:p>36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15" calcext:value-type="float">
            <text:p>36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3" calcext:value-type="float">
            <text:p>39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84" calcext:value-type="float">
            <text:p>34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" calcext:value-type="float">
            <text:p>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21" calcext:value-type="float">
            <text:p>26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.31" calcext:value-type="float">
            <text:p>13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41" calcext:value-type="float">
            <text:p>22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85" calcext:value-type="float">
            <text:p>24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9.1" calcext:value-type="float">
            <text:p>19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.8" calcext:value-type="float">
            <text:p>21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9" calcext:value-type="float">
            <text:p>38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46" calcext:value-type="float">
            <text:p>41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29" calcext:value-type="float">
            <text:p>31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48" calcext:value-type="float">
            <text:p>28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68" calcext:value-type="float">
            <text:p>37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47" calcext:value-type="float">
            <text:p>33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8" calcext:value-type="float">
            <text:p>35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9" calcext:value-type="float">
            <text:p>39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41" calcext:value-type="float">
            <text:p>40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5" calcext:value-type="float">
            <text:p>47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26" calcext:value-type="float">
            <text:p>44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86" calcext:value-type="float">
            <text:p>42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6" calcext:value-type="float">
            <text:p>40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26" calcext:value-type="float">
            <text:p>35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94" calcext:value-type="float">
            <text:p>39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94" calcext:value-type="float">
            <text:p>37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49" calcext:value-type="float">
            <text:p>39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43" calcext:value-type="float">
            <text:p>35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63" calcext:value-type="float">
            <text:p>34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47" calcext:value-type="float">
            <text:p>45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63" calcext:value-type="float">
            <text:p>47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65" calcext:value-type="float">
            <text:p>4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05" calcext:value-type="float">
            <text:p>47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4" calcext:value-type="float">
            <text:p>45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95" calcext:value-type="float">
            <text:p>45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91" calcext:value-type="float">
            <text:p>39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84" calcext:value-type="float">
            <text:p>38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95" calcext:value-type="float">
            <text:p>35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31" calcext:value-type="float">
            <text:p>35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5" calcext:value-type="float">
            <text:p>39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1" calcext:value-type="float">
            <text:p>40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51" calcext:value-type="float">
            <text:p>35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28" calcext:value-type="float">
            <text:p>36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94" calcext:value-type="float">
            <text:p>34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42" calcext:value-type="float">
            <text:p>32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77" calcext:value-type="float">
            <text:p>32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41" calcext:value-type="float">
            <text:p>32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2" calcext:value-type="float">
            <text:p>36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72" calcext:value-type="float">
            <text:p>32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41" calcext:value-type="float">
            <text:p>34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4" calcext:value-type="float">
            <text:p>34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14" calcext:value-type="float">
            <text:p>33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86" calcext:value-type="float">
            <text:p>34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11" calcext:value-type="float">
            <text:p>36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86" calcext:value-type="float">
            <text:p>32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67" calcext:value-type="float">
            <text:p>35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18" calcext:value-type="float">
            <text:p>36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75" calcext:value-type="float">
            <text:p>56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59" calcext:value-type="float">
            <text:p>54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93" calcext:value-type="float">
            <text:p>36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32" calcext:value-type="float">
            <text:p>41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26" calcext:value-type="float">
            <text:p>39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05" calcext:value-type="float">
            <text:p>33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1.98" calcext:value-type="float">
            <text:p>361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6.41" calcext:value-type="float">
            <text:p>326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6.7" calcext:value-type="float">
            <text:p>456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3.4" calcext:value-type="float">
            <text:p>493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8.05" calcext:value-type="float">
            <text:p>18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3.43" calcext:value-type="float">
            <text:p>23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95" calcext:value-type="float">
            <text:p>50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83" calcext:value-type="float">
            <text:p>33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" calcext:value-type="float">
            <text:p>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31" calcext:value-type="float">
            <text:p>22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91" calcext:value-type="float">
            <text:p>45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05" calcext:value-type="float">
            <text:p>46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21" calcext:value-type="float">
            <text:p>37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65" calcext:value-type="float">
            <text:p>39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81" calcext:value-type="float">
            <text:p>29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68" calcext:value-type="float">
            <text:p>33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76" calcext:value-type="float">
            <text:p>30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16" calcext:value-type="float">
            <text:p>39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51" calcext:value-type="float">
            <text:p>33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2" calcext:value-type="float">
            <text:p>34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32" calcext:value-type="float">
            <text:p>40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4" calcext:value-type="float">
            <text:p>40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82" calcext:value-type="float">
            <text:p>36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74" calcext:value-type="float">
            <text:p>36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49" calcext:value-type="float">
            <text:p>38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59" calcext:value-type="float">
            <text:p>34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95" calcext:value-type="float">
            <text:p>31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47" calcext:value-type="float">
            <text:p>31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6" calcext:value-type="float">
            <text:p>28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.1" calcext:value-type="float">
            <text:p>22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39" calcext:value-type="float">
            <text:p>26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11" calcext:value-type="float">
            <text:p>28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92" calcext:value-type="float">
            <text:p>37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22" calcext:value-type="float">
            <text:p>24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24" calcext:value-type="float">
            <text:p>36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49" calcext:value-type="float">
            <text:p>39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2" calcext:value-type="float">
            <text:p>36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13" calcext:value-type="float">
            <text:p>36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35" calcext:value-type="float">
            <text:p>36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77" calcext:value-type="float">
            <text:p>35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39" calcext:value-type="float">
            <text:p>34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71" calcext:value-type="float">
            <text:p>34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85" calcext:value-type="float">
            <text:p>35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64" calcext:value-type="float">
            <text:p>37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17" calcext:value-type="float">
            <text:p>38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26" calcext:value-type="float">
            <text:p>41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35" calcext:value-type="float">
            <text:p>32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4" calcext:value-type="float">
            <text:p>31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95" calcext:value-type="float">
            <text:p>34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6" calcext:value-type="float">
            <text:p>34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24" calcext:value-type="float">
            <text:p>38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85" calcext:value-type="float">
            <text:p>38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93" calcext:value-type="float">
            <text:p>36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52" calcext:value-type="float">
            <text:p>36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35" calcext:value-type="float">
            <text:p>35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83" calcext:value-type="float">
            <text:p>34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18" calcext:value-type="float">
            <text:p>37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6" calcext:value-type="float">
            <text:p>43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4" calcext:value-type="float">
            <text:p>42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51" calcext:value-type="float">
            <text:p>37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89" calcext:value-type="float">
            <text:p>35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43" calcext:value-type="float">
            <text:p>34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96" calcext:value-type="float">
            <text:p>40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91" calcext:value-type="float">
            <text:p>29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31" calcext:value-type="float">
            <text:p>44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95" calcext:value-type="float">
            <text:p>45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32" calcext:value-type="float">
            <text:p>31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83" calcext:value-type="float">
            <text:p>34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45" calcext:value-type="float">
            <text:p>34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65" calcext:value-type="float">
            <text:p>3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54" calcext:value-type="float">
            <text:p>43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28" calcext:value-type="float">
            <text:p>31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82" calcext:value-type="float">
            <text:p>31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09" calcext:value-type="float">
            <text:p>34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7" calcext:value-type="float">
            <text:p>25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1.14" calcext:value-type="float">
            <text:p>171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6.71" calcext:value-type="float">
            <text:p>426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1.06" calcext:value-type="float">
            <text:p>521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8.32" calcext:value-type="float">
            <text:p>488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7.7" calcext:value-type="float">
            <text:p>627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0.54" calcext:value-type="float">
            <text:p>470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2.17" calcext:value-type="float">
            <text:p>382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1.32" calcext:value-type="float">
            <text:p>471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4.45" calcext:value-type="float">
            <text:p>514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4.26" calcext:value-type="float">
            <text:p>494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0.93" calcext:value-type="float">
            <text:p>480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0.79" calcext:value-type="float">
            <text:p>490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3.88" calcext:value-type="float">
            <text:p>443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8.16" calcext:value-type="float">
            <text:p>668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5.22" calcext:value-type="float">
            <text:p>745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5.06" calcext:value-type="float">
            <text:p>375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4.54" calcext:value-type="float">
            <text:p>544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9.41" calcext:value-type="float">
            <text:p>509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5.14" calcext:value-type="float">
            <text:p>455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7.39" calcext:value-type="float">
            <text:p>487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1.18" calcext:value-type="float">
            <text:p>451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8.21" calcext:value-type="float">
            <text:p>418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2.45" calcext:value-type="float">
            <text:p>452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4.83" calcext:value-type="float">
            <text:p>484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6.57" calcext:value-type="float">
            <text:p>666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57" calcext:value-type="float">
            <text:p>37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35" calcext:value-type="float">
            <text:p>28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92" calcext:value-type="float">
            <text:p>29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75" calcext:value-type="float">
            <text:p>34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3" calcext:value-type="float">
            <text:p>42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98" calcext:value-type="float">
            <text:p>36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75" calcext:value-type="float">
            <text:p>42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39" calcext:value-type="float">
            <text:p>38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16" calcext:value-type="float">
            <text:p>38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79" calcext:value-type="float">
            <text:p>36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61" calcext:value-type="float">
            <text:p>37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75" calcext:value-type="float">
            <text:p>38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95" calcext:value-type="float">
            <text:p>36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47" calcext:value-type="float">
            <text:p>32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54" calcext:value-type="float">
            <text:p>37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18" calcext:value-type="float">
            <text:p>37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64" calcext:value-type="float">
            <text:p>35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24" calcext:value-type="float">
            <text:p>37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34" calcext:value-type="float">
            <text:p>35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67" calcext:value-type="float">
            <text:p>35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98" calcext:value-type="float">
            <text:p>41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22" calcext:value-type="float">
            <text:p>42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79" calcext:value-type="float">
            <text:p>40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23" calcext:value-type="float">
            <text:p>41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84" calcext:value-type="float">
            <text:p>28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94" calcext:value-type="float">
            <text:p>27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97" calcext:value-type="float">
            <text:p>37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8" calcext:value-type="float">
            <text:p>46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14" calcext:value-type="float">
            <text:p>3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19" calcext:value-type="float">
            <text:p>51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68" calcext:value-type="float">
            <text:p>43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8" calcext:value-type="float">
            <text:p>43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76" calcext:value-type="float">
            <text:p>38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61" calcext:value-type="float">
            <text:p>39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45" calcext:value-type="float">
            <text:p>40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12" calcext:value-type="float">
            <text:p>31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23" calcext:value-type="float">
            <text:p>34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29" calcext:value-type="float">
            <text:p>39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22" calcext:value-type="float">
            <text:p>39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04" calcext:value-type="float">
            <text:p>37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45" calcext:value-type="float">
            <text:p>35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23" calcext:value-type="float">
            <text:p>34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44" calcext:value-type="float">
            <text:p>34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61" calcext:value-type="float">
            <text:p>33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59" calcext:value-type="float">
            <text:p>41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97" calcext:value-type="float">
            <text:p>37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23" calcext:value-type="float">
            <text:p>40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99" calcext:value-type="float">
            <text:p>44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47" calcext:value-type="float">
            <text:p>39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91" calcext:value-type="float">
            <text:p>40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56" calcext:value-type="float">
            <text:p>38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85" calcext:value-type="float">
            <text:p>42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14" calcext:value-type="float">
            <text:p>41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28" calcext:value-type="float">
            <text:p>40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2" calcext:value-type="float">
            <text:p>43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4" calcext:value-type="float">
            <text:p>4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17" calcext:value-type="float">
            <text:p>39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91" calcext:value-type="float">
            <text:p>38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02" calcext:value-type="float">
            <text:p>44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75" calcext:value-type="float">
            <text:p>27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26" calcext:value-type="float">
            <text:p>38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75" calcext:value-type="float">
            <text:p>38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46" calcext:value-type="float">
            <text:p>41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84" calcext:value-type="float">
            <text:p>38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59" calcext:value-type="float">
            <text:p>42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44" calcext:value-type="float">
            <text:p>43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44" calcext:value-type="float">
            <text:p>49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08" calcext:value-type="float">
            <text:p>46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19" calcext:value-type="float">
            <text:p>40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6" calcext:value-type="float">
            <text:p>40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54" calcext:value-type="float">
            <text:p>37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17" calcext:value-type="float">
            <text:p>38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01" calcext:value-type="float">
            <text:p>39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03" calcext:value-type="float">
            <text:p>39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27" calcext:value-type="float">
            <text:p>39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91" calcext:value-type="float">
            <text:p>45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68" calcext:value-type="float">
            <text:p>43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1" calcext:value-type="float">
            <text:p>42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88" calcext:value-type="float">
            <text:p>43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67" calcext:value-type="float">
            <text:p>44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1" calcext:value-type="float">
            <text:p>47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3" calcext:value-type="float">
            <text:p>43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43" calcext:value-type="float">
            <text:p>45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28" calcext:value-type="float">
            <text:p>36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3" calcext:value-type="float">
            <text:p>42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53" calcext:value-type="float">
            <text:p>40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25" calcext:value-type="float">
            <text:p>38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29" calcext:value-type="float">
            <text:p>38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5" calcext:value-type="float">
            <text:p>42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6" calcext:value-type="float">
            <text:p>43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3" calcext:value-type="float">
            <text:p>44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66" calcext:value-type="float">
            <text:p>44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8" calcext:value-type="float">
            <text:p>45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8" calcext:value-type="float">
            <text:p>44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8" calcext:value-type="float">
            <text:p>45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1" calcext:value-type="float">
            <text:p>44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99" calcext:value-type="float">
            <text:p>44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25" calcext:value-type="float">
            <text:p>45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5" calcext:value-type="float">
            <text:p>45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43" calcext:value-type="float">
            <text:p>45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1" calcext:value-type="float">
            <text:p>45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93" calcext:value-type="float">
            <text:p>44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2" calcext:value-type="float">
            <text:p>44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3" calcext:value-type="float">
            <text:p>45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8" calcext:value-type="float">
            <text:p>46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1" calcext:value-type="float">
            <text:p>45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39" calcext:value-type="float">
            <text:p>39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47" calcext:value-type="float">
            <text:p>44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67" calcext:value-type="float">
            <text:p>51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08" calcext:value-type="float">
            <text:p>59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94" calcext:value-type="float">
            <text:p>27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98" calcext:value-type="float">
            <text:p>35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3" calcext:value-type="float">
            <text:p>65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74" calcext:value-type="float">
            <text:p>64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51" calcext:value-type="float">
            <text:p>51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47" calcext:value-type="float">
            <text:p>52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94" calcext:value-type="float">
            <text:p>60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" calcext:value-type="float">
            <text:p>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33" calcext:value-type="float">
            <text:p>45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93" calcext:value-type="float">
            <text:p>46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3" calcext:value-type="float">
            <text:p>45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17" calcext:value-type="float">
            <text:p>48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6" calcext:value-type="float">
            <text:p>40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37" calcext:value-type="float">
            <text:p>32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57" calcext:value-type="float">
            <text:p>43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01" calcext:value-type="float">
            <text:p>31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6" calcext:value-type="float">
            <text:p>47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85" calcext:value-type="float">
            <text:p>46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9" calcext:value-type="float">
            <text:p>39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38" calcext:value-type="float">
            <text:p>40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4" calcext:value-type="float">
            <text:p>42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1" calcext:value-type="float">
            <text:p>32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86" calcext:value-type="float">
            <text:p>45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44" calcext:value-type="float">
            <text:p>50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2" calcext:value-type="float">
            <text:p>42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03" calcext:value-type="float">
            <text:p>51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22" calcext:value-type="float">
            <text:p>28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47" calcext:value-type="float">
            <text:p>33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48" calcext:value-type="float">
            <text:p>49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76" calcext:value-type="float">
            <text:p>54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55" calcext:value-type="float">
            <text:p>50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05" calcext:value-type="float">
            <text:p>49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94" calcext:value-type="float">
            <text:p>49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53" calcext:value-type="float">
            <text:p>45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4" calcext:value-type="float">
            <text:p>44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17" calcext:value-type="float">
            <text:p>54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63" calcext:value-type="float">
            <text:p>34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5" calcext:value-type="float">
            <text:p>35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52" calcext:value-type="float">
            <text:p>30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67" calcext:value-type="float">
            <text:p>33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19" calcext:value-type="float">
            <text:p>41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24" calcext:value-type="float">
            <text:p>52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45" calcext:value-type="float">
            <text:p>49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" calcext:value-type="float">
            <text:p>42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4" calcext:value-type="float">
            <text:p>47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85" calcext:value-type="float">
            <text:p>59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76" calcext:value-type="float">
            <text:p>40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47" calcext:value-type="float">
            <text:p>40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73" calcext:value-type="float">
            <text:p>45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25" calcext:value-type="float">
            <text:p>42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71" calcext:value-type="float">
            <text:p>44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2" calcext:value-type="float">
            <text:p>42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23" calcext:value-type="float">
            <text:p>42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93" calcext:value-type="float">
            <text:p>41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27" calcext:value-type="float">
            <text:p>44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61" calcext:value-type="float">
            <text:p>41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4" calcext:value-type="float">
            <text:p>4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54" calcext:value-type="float">
            <text:p>53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46" calcext:value-type="float">
            <text:p>32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" calcext:value-type="float">
            <text:p>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44" calcext:value-type="float">
            <text:p>30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48" calcext:value-type="float">
            <text:p>29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3" calcext:value-type="float">
            <text:p>47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7" calcext:value-type="float">
            <text:p>51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39" calcext:value-type="float">
            <text:p>32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28" calcext:value-type="float">
            <text:p>30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89" calcext:value-type="float">
            <text:p>30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54" calcext:value-type="float">
            <text:p>48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2.71" calcext:value-type="float">
            <text:p>332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2.73" calcext:value-type="float">
            <text:p>522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3.12" calcext:value-type="float">
            <text:p>523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9.17" calcext:value-type="float">
            <text:p>539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5" calcext:value-type="float">
            <text:p>6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6.05" calcext:value-type="float">
            <text:p>646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9.41" calcext:value-type="float">
            <text:p>569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40.49" calcext:value-type="float">
            <text:p>140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66" calcext:value-type="float">
            <text:p>48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11" calcext:value-type="float">
            <text:p>51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57" calcext:value-type="float">
            <text:p>50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38" calcext:value-type="float">
            <text:p>47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15" calcext:value-type="float">
            <text:p>51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48" calcext:value-type="float">
            <text:p>49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76" calcext:value-type="float">
            <text:p>40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55" calcext:value-type="float">
            <text:p>40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72" calcext:value-type="float">
            <text:p>40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54" calcext:value-type="float">
            <text:p>43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96" calcext:value-type="float">
            <text:p>44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15" calcext:value-type="float">
            <text:p>48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79" calcext:value-type="float">
            <text:p>44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55" calcext:value-type="float">
            <text:p>42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83" calcext:value-type="float">
            <text:p>41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3" calcext:value-type="float">
            <text:p>42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72" calcext:value-type="float">
            <text:p>36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67" calcext:value-type="float">
            <text:p>42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65" calcext:value-type="float">
            <text:p>26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72" calcext:value-type="float">
            <text:p>26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82" calcext:value-type="float">
            <text:p>41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21" calcext:value-type="float">
            <text:p>39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61" calcext:value-type="float">
            <text:p>39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2" calcext:value-type="float">
            <text:p>42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2" calcext:value-type="float">
            <text:p>42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59" calcext:value-type="float">
            <text:p>42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95" calcext:value-type="float">
            <text:p>41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4" calcext:value-type="float">
            <text:p>47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18" calcext:value-type="float">
            <text:p>64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16" calcext:value-type="float">
            <text:p>61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03" calcext:value-type="float">
            <text:p>58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93" calcext:value-type="float">
            <text:p>60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52" calcext:value-type="float">
            <text:p>40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88" calcext:value-type="float">
            <text:p>33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67" calcext:value-type="float">
            <text:p>42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09" calcext:value-type="float">
            <text:p>43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9" calcext:value-type="float">
            <text:p>46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75" calcext:value-type="float">
            <text:p>47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66" calcext:value-type="float">
            <text:p>40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11" calcext:value-type="float">
            <text:p>44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9" calcext:value-type="float">
            <text:p>45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4" calcext:value-type="float">
            <text:p>44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92" calcext:value-type="float">
            <text:p>38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26" calcext:value-type="float">
            <text:p>42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77" calcext:value-type="float">
            <text:p>43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8" calcext:value-type="float">
            <text:p>47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92" calcext:value-type="float">
            <text:p>40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19" calcext:value-type="float">
            <text:p>39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3" calcext:value-type="float">
            <text:p>36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98" calcext:value-type="float">
            <text:p>46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14" calcext:value-type="float">
            <text:p>47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35" calcext:value-type="float">
            <text:p>51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47" calcext:value-type="float">
            <text:p>43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88" calcext:value-type="float">
            <text:p>48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1" calcext:value-type="float">
            <text:p>43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1" calcext:value-type="float">
            <text:p>45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5" calcext:value-type="float">
            <text:p>47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8" calcext:value-type="float">
            <text:p>46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65" calcext:value-type="float">
            <text:p>4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4" calcext:value-type="float">
            <text:p>46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67" calcext:value-type="float">
            <text:p>39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75" calcext:value-type="float">
            <text:p>38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57" calcext:value-type="float">
            <text:p>40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48" calcext:value-type="float">
            <text:p>38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52" calcext:value-type="float">
            <text:p>52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09" calcext:value-type="float">
            <text:p>41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25" calcext:value-type="float">
            <text:p>40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03" calcext:value-type="float">
            <text:p>37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06" calcext:value-type="float">
            <text:p>38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21" calcext:value-type="float">
            <text:p>37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05" calcext:value-type="float">
            <text:p>41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87" calcext:value-type="float">
            <text:p>39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46" calcext:value-type="float">
            <text:p>38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3" calcext:value-type="float">
            <text:p>38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93" calcext:value-type="float">
            <text:p>38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35" calcext:value-type="float">
            <text:p>38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28" calcext:value-type="float">
            <text:p>39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16" calcext:value-type="float">
            <text:p>39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77" calcext:value-type="float">
            <text:p>48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78" calcext:value-type="float">
            <text:p>46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08" calcext:value-type="float">
            <text:p>39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57" calcext:value-type="float">
            <text:p>41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05" calcext:value-type="float">
            <text:p>38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29" calcext:value-type="float">
            <text:p>40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21" calcext:value-type="float">
            <text:p>46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4" calcext:value-type="float">
            <text:p>51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9" calcext:value-type="float">
            <text:p>54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28" calcext:value-type="float">
            <text:p>55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8" calcext:value-type="float">
            <text:p>51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72" calcext:value-type="float">
            <text:p>47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82" calcext:value-type="float">
            <text:p>49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95" calcext:value-type="float">
            <text:p>50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6" calcext:value-type="float">
            <text:p>46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6" calcext:value-type="float">
            <text:p>43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14" calcext:value-type="float">
            <text:p>44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23" calcext:value-type="float">
            <text:p>43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08" calcext:value-type="float">
            <text:p>36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7" calcext:value-type="float">
            <text:p>35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3" calcext:value-type="float">
            <text:p>39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69" calcext:value-type="float">
            <text:p>38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84" calcext:value-type="float">
            <text:p>27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66" calcext:value-type="float">
            <text:p>35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89" calcext:value-type="float">
            <text:p>33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6" calcext:value-type="float">
            <text:p>42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97" calcext:value-type="float">
            <text:p>39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" calcext:value-type="float">
            <text:p>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8" calcext:value-type="float">
            <text:p>42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01" calcext:value-type="float">
            <text:p>43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51" calcext:value-type="float">
            <text:p>41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1" calcext:value-type="float">
            <text:p>44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15" calcext:value-type="float">
            <text:p>45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7" calcext:value-type="float">
            <text:p>46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73" calcext:value-type="float">
            <text:p>46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37" calcext:value-type="float">
            <text:p>45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32" calcext:value-type="float">
            <text:p>44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24" calcext:value-type="float">
            <text:p>43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01" calcext:value-type="float">
            <text:p>44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02" calcext:value-type="float">
            <text:p>43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72" calcext:value-type="float">
            <text:p>48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08" calcext:value-type="float">
            <text:p>48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8" calcext:value-type="float">
            <text:p>45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61" calcext:value-type="float">
            <text:p>42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91" calcext:value-type="float">
            <text:p>43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39" calcext:value-type="float">
            <text:p>43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73" calcext:value-type="float">
            <text:p>42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14" calcext:value-type="float">
            <text:p>45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86" calcext:value-type="float">
            <text:p>43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72" calcext:value-type="float">
            <text:p>44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73" calcext:value-type="float">
            <text:p>49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72" calcext:value-type="float">
            <text:p>46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24" calcext:value-type="float">
            <text:p>44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21" calcext:value-type="float">
            <text:p>45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82" calcext:value-type="float">
            <text:p>43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79" calcext:value-type="float">
            <text:p>43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7" calcext:value-type="float">
            <text:p>45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62" calcext:value-type="float">
            <text:p>44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7" calcext:value-type="float">
            <text:p>45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9" calcext:value-type="float">
            <text:p>45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06" calcext:value-type="float">
            <text:p>49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" calcext:value-type="float">
            <text:p>46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37" calcext:value-type="float">
            <text:p>55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65" calcext:value-type="float">
            <text:p>39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04" calcext:value-type="float">
            <text:p>49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28" calcext:value-type="float">
            <text:p>41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43" calcext:value-type="float">
            <text:p>42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05" calcext:value-type="float">
            <text:p>44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13" calcext:value-type="float">
            <text:p>44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32" calcext:value-type="float">
            <text:p>52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4" calcext:value-type="float">
            <text:p>42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11" calcext:value-type="float">
            <text:p>39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8" calcext:value-type="float">
            <text:p>42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58" calcext:value-type="float">
            <text:p>42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04" calcext:value-type="float">
            <text:p>43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92" calcext:value-type="float">
            <text:p>50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76" calcext:value-type="float">
            <text:p>50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73" calcext:value-type="float">
            <text:p>48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73" calcext:value-type="float">
            <text:p>49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79" calcext:value-type="float">
            <text:p>50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15" calcext:value-type="float">
            <text:p>50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1" calcext:value-type="float">
            <text:p>49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67" calcext:value-type="float">
            <text:p>49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29" calcext:value-type="float">
            <text:p>50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93" calcext:value-type="float">
            <text:p>45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8" calcext:value-type="float">
            <text:p>48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74" calcext:value-type="float">
            <text:p>47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32" calcext:value-type="float">
            <text:p>49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6" calcext:value-type="float">
            <text:p>49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4" calcext:value-type="float">
            <text:p>46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93" calcext:value-type="float">
            <text:p>46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19" calcext:value-type="float">
            <text:p>50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41" calcext:value-type="float">
            <text:p>49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52" calcext:value-type="float">
            <text:p>49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7" calcext:value-type="float">
            <text:p>45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61" calcext:value-type="float">
            <text:p>43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38" calcext:value-type="float">
            <text:p>39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2" calcext:value-type="float">
            <text:p>40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1" calcext:value-type="float">
            <text:p>42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28" calcext:value-type="float">
            <text:p>41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82" calcext:value-type="float">
            <text:p>40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5" calcext:value-type="float">
            <text:p>40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24" calcext:value-type="float">
            <text:p>41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13" calcext:value-type="float">
            <text:p>41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99" calcext:value-type="float">
            <text:p>40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47" calcext:value-type="float">
            <text:p>41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35" calcext:value-type="float">
            <text:p>40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23" calcext:value-type="float">
            <text:p>41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42" calcext:value-type="float">
            <text:p>42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74" calcext:value-type="float">
            <text:p>44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8" calcext:value-type="float">
            <text:p>43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79" calcext:value-type="float">
            <text:p>46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2" calcext:value-type="float">
            <text:p>45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24" calcext:value-type="float">
            <text:p>45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1" calcext:value-type="float">
            <text:p>46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97" calcext:value-type="float">
            <text:p>43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2" calcext:value-type="float">
            <text:p>45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34" calcext:value-type="float">
            <text:p>45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47" calcext:value-type="float">
            <text:p>49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53" calcext:value-type="float">
            <text:p>47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4" calcext:value-type="float">
            <text:p>46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3" calcext:value-type="float">
            <text:p>44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96" calcext:value-type="float">
            <text:p>45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99" calcext:value-type="float">
            <text:p>44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97" calcext:value-type="float">
            <text:p>48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36" calcext:value-type="float">
            <text:p>43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4" calcext:value-type="float">
            <text:p>42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97" calcext:value-type="float">
            <text:p>50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8" calcext:value-type="float">
            <text:p>47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52" calcext:value-type="float">
            <text:p>53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54" calcext:value-type="float">
            <text:p>55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9" calcext:value-type="float">
            <text:p>52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31" calcext:value-type="float">
            <text:p>54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99" calcext:value-type="float">
            <text:p>54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55" calcext:value-type="float">
            <text:p>57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42" calcext:value-type="float">
            <text:p>49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6" calcext:value-type="float">
            <text:p>41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07" calcext:value-type="float">
            <text:p>41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7" calcext:value-type="float">
            <text:p>45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24" calcext:value-type="float">
            <text:p>46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56" calcext:value-type="float">
            <text:p>46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77" calcext:value-type="float">
            <text:p>49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98" calcext:value-type="float">
            <text:p>45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69" calcext:value-type="float">
            <text:p>44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69" calcext:value-type="float">
            <text:p>41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7" calcext:value-type="float">
            <text:p>43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63" calcext:value-type="float">
            <text:p>53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1" calcext:value-type="float">
            <text:p>46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88" calcext:value-type="float">
            <text:p>40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9" calcext:value-type="float">
            <text:p>44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08" calcext:value-type="float">
            <text:p>47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86" calcext:value-type="float">
            <text:p>60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08" calcext:value-type="float">
            <text:p>46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" calcext:value-type="float">
            <text:p>46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" calcext:value-type="float">
            <text:p>47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43" calcext:value-type="float">
            <text:p>51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2" calcext:value-type="float">
            <text:p>46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51" calcext:value-type="float">
            <text:p>45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9" calcext:value-type="float">
            <text:p>45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" calcext:value-type="float">
            <text:p>46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34" calcext:value-type="float">
            <text:p>47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3" calcext:value-type="float">
            <text:p>46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72" calcext:value-type="float">
            <text:p>45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7" calcext:value-type="float">
            <text:p>46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79" calcext:value-type="float">
            <text:p>45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2" calcext:value-type="float">
            <text:p>47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96" calcext:value-type="float">
            <text:p>46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52" calcext:value-type="float">
            <text:p>46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13" calcext:value-type="float">
            <text:p>47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16" calcext:value-type="float">
            <text:p>51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77" calcext:value-type="float">
            <text:p>46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3" calcext:value-type="float">
            <text:p>46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6" calcext:value-type="float">
            <text:p>51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22" calcext:value-type="float">
            <text:p>48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1" calcext:value-type="float">
            <text:p>51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59" calcext:value-type="float">
            <text:p>41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85" calcext:value-type="float">
            <text:p>45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63" calcext:value-type="float">
            <text:p>44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89" calcext:value-type="float">
            <text:p>42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77" calcext:value-type="float">
            <text:p>44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2" calcext:value-type="float">
            <text:p>46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62" calcext:value-type="float">
            <text:p>49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" calcext:value-type="float">
            <text:p>47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53" calcext:value-type="float">
            <text:p>51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71" calcext:value-type="float">
            <text:p>45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6" calcext:value-type="float">
            <text:p>47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92" calcext:value-type="float">
            <text:p>35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11" calcext:value-type="float">
            <text:p>32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55" calcext:value-type="float">
            <text:p>32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17" calcext:value-type="float">
            <text:p>33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65" calcext:value-type="float">
            <text:p>32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98" calcext:value-type="float">
            <text:p>32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14" calcext:value-type="float">
            <text:p>36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44" calcext:value-type="float">
            <text:p>36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5" calcext:value-type="float">
            <text:p>34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1" calcext:value-type="float">
            <text:p>31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49" calcext:value-type="float">
            <text:p>33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96" calcext:value-type="float">
            <text:p>32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24" calcext:value-type="float">
            <text:p>34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43" calcext:value-type="float">
            <text:p>33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49" calcext:value-type="float">
            <text:p>40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61" calcext:value-type="float">
            <text:p>41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92" calcext:value-type="float">
            <text:p>31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99" calcext:value-type="float">
            <text:p>24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55" calcext:value-type="float">
            <text:p>25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79" calcext:value-type="float">
            <text:p>29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73" calcext:value-type="float">
            <text:p>45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49" calcext:value-type="float">
            <text:p>41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6" calcext:value-type="float">
            <text:p>48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77" calcext:value-type="float">
            <text:p>47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94" calcext:value-type="float">
            <text:p>46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87" calcext:value-type="float">
            <text:p>44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06" calcext:value-type="float">
            <text:p>47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09" calcext:value-type="float">
            <text:p>43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8" calcext:value-type="float">
            <text:p>46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6" calcext:value-type="float">
            <text:p>47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11" calcext:value-type="float">
            <text:p>44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6" calcext:value-type="float">
            <text:p>45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96" calcext:value-type="float">
            <text:p>55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18" calcext:value-type="float">
            <text:p>53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56" calcext:value-type="float">
            <text:p>47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4" calcext:value-type="float">
            <text:p>46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5" calcext:value-type="float">
            <text:p>42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5" calcext:value-type="float">
            <text:p>45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43" calcext:value-type="float">
            <text:p>43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4" calcext:value-type="float">
            <text:p>42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45" calcext:value-type="float">
            <text:p>42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21" calcext:value-type="float">
            <text:p>44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54" calcext:value-type="float">
            <text:p>43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6" calcext:value-type="float">
            <text:p>42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96" calcext:value-type="float">
            <text:p>43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23" calcext:value-type="float">
            <text:p>47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41" calcext:value-type="float">
            <text:p>44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94" calcext:value-type="float">
            <text:p>44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12" calcext:value-type="float">
            <text:p>44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9" calcext:value-type="float">
            <text:p>44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8" calcext:value-type="float">
            <text:p>46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81" calcext:value-type="float">
            <text:p>49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85" calcext:value-type="float">
            <text:p>48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99" calcext:value-type="float">
            <text:p>49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38" calcext:value-type="float">
            <text:p>48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88" calcext:value-type="float">
            <text:p>49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7" calcext:value-type="float">
            <text:p>50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39" calcext:value-type="float">
            <text:p>45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58" calcext:value-type="float">
            <text:p>51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04" calcext:value-type="float">
            <text:p>47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48" calcext:value-type="float">
            <text:p>46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4" calcext:value-type="float">
            <text:p>42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54" calcext:value-type="float">
            <text:p>31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37" calcext:value-type="float">
            <text:p>41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45" calcext:value-type="float">
            <text:p>41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17" calcext:value-type="float">
            <text:p>49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34" calcext:value-type="float">
            <text:p>55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91" calcext:value-type="float">
            <text:p>31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61" calcext:value-type="float">
            <text:p>41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6" calcext:value-type="float">
            <text:p>42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74" calcext:value-type="float">
            <text:p>41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95" calcext:value-type="float">
            <text:p>38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62" calcext:value-type="float">
            <text:p>48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2" calcext:value-type="float">
            <text:p>42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04" calcext:value-type="float">
            <text:p>59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62" calcext:value-type="float">
            <text:p>62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" calcext:value-type="float">
            <text:p>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12" calcext:value-type="float">
            <text:p>56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66" calcext:value-type="float">
            <text:p>50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77" calcext:value-type="float">
            <text:p>39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97" calcext:value-type="float">
            <text:p>51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04" calcext:value-type="float">
            <text:p>54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16" calcext:value-type="float">
            <text:p>52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22" calcext:value-type="float">
            <text:p>44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34" calcext:value-type="float">
            <text:p>55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21" calcext:value-type="float">
            <text:p>54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29" calcext:value-type="float">
            <text:p>58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09" calcext:value-type="float">
            <text:p>47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29" calcext:value-type="float">
            <text:p>45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94" calcext:value-type="float">
            <text:p>48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22" calcext:value-type="float">
            <text:p>43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75" calcext:value-type="float">
            <text:p>42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65" calcext:value-type="float">
            <text:p>39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62" calcext:value-type="float">
            <text:p>42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02" calcext:value-type="float">
            <text:p>34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37" calcext:value-type="float">
            <text:p>39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75" calcext:value-type="float">
            <text:p>39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39" calcext:value-type="float">
            <text:p>43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9" calcext:value-type="float">
            <text:p>43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1" calcext:value-type="float">
            <text:p>38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76" calcext:value-type="float">
            <text:p>41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88" calcext:value-type="float">
            <text:p>41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77" calcext:value-type="float">
            <text:p>41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23" calcext:value-type="float">
            <text:p>43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05" calcext:value-type="float">
            <text:p>58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79" calcext:value-type="float">
            <text:p>52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82" calcext:value-type="float">
            <text:p>63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23" calcext:value-type="float">
            <text:p>49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2.77" calcext:value-type="float">
            <text:p>492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3.79" calcext:value-type="float">
            <text:p>493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9.33" calcext:value-type="float">
            <text:p>499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7.53" calcext:value-type="float">
            <text:p>507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0.62" calcext:value-type="float">
            <text:p>490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7.6" calcext:value-type="float">
            <text:p>677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1.82" calcext:value-type="float">
            <text:p>661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1.05" calcext:value-type="float">
            <text:p>651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4" calcext:value-type="float">
            <text:p>47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35" calcext:value-type="float">
            <text:p>56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5" calcext:value-type="float">
            <text:p>47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5" calcext:value-type="float">
            <text:p>47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84" calcext:value-type="float">
            <text:p>49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11" calcext:value-type="float">
            <text:p>50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95" calcext:value-type="float">
            <text:p>50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58" calcext:value-type="float">
            <text:p>49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26" calcext:value-type="float">
            <text:p>47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6" calcext:value-type="float">
            <text:p>57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67" calcext:value-type="float">
            <text:p>49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37" calcext:value-type="float">
            <text:p>52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1" calcext:value-type="float">
            <text:p>54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7" calcext:value-type="float">
            <text:p>50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29" calcext:value-type="float">
            <text:p>47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12" calcext:value-type="float">
            <text:p>51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54" calcext:value-type="float">
            <text:p>38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71" calcext:value-type="float">
            <text:p>41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03" calcext:value-type="float">
            <text:p>53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4" calcext:value-type="float">
            <text:p>50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5" calcext:value-type="float">
            <text:p>52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4.03" calcext:value-type="float">
            <text:p>464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1.72" calcext:value-type="float">
            <text:p>611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0.71" calcext:value-type="float">
            <text:p>590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8" calcext:value-type="float">
            <text:p>5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1.05" calcext:value-type="float">
            <text:p>581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0.21" calcext:value-type="float">
            <text:p>600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9.76" calcext:value-type="float">
            <text:p>559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3.11" calcext:value-type="float">
            <text:p>613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2.75" calcext:value-type="float">
            <text:p>612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5.12" calcext:value-type="float">
            <text:p>635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9.16" calcext:value-type="float">
            <text:p>649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1.7" calcext:value-type="float">
            <text:p>621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8.27" calcext:value-type="float">
            <text:p>658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6.57" calcext:value-type="float">
            <text:p>566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.36" calcext:value-type="float">
            <text:p>13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06" calcext:value-type="float">
            <text:p>49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96" calcext:value-type="float">
            <text:p>48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66" calcext:value-type="float">
            <text:p>44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77" calcext:value-type="float">
            <text:p>42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57" calcext:value-type="float">
            <text:p>45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01" calcext:value-type="float">
            <text:p>50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13" calcext:value-type="float">
            <text:p>44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56" calcext:value-type="float">
            <text:p>47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92" calcext:value-type="float">
            <text:p>48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94" calcext:value-type="float">
            <text:p>46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77" calcext:value-type="float">
            <text:p>48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97" calcext:value-type="float">
            <text:p>49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18" calcext:value-type="float">
            <text:p>50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8" calcext:value-type="float">
            <text:p>46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93" calcext:value-type="float">
            <text:p>43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84" calcext:value-type="float">
            <text:p>44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4" calcext:value-type="float">
            <text:p>45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97" calcext:value-type="float">
            <text:p>43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64" calcext:value-type="float">
            <text:p>43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85" calcext:value-type="float">
            <text:p>38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83" calcext:value-type="float">
            <text:p>51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6" calcext:value-type="float">
            <text:p>42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32" calcext:value-type="float">
            <text:p>37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86" calcext:value-type="float">
            <text:p>44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37" calcext:value-type="float">
            <text:p>51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96" calcext:value-type="float">
            <text:p>53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48" calcext:value-type="float">
            <text:p>51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4" calcext:value-type="float">
            <text:p>53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66" calcext:value-type="float">
            <text:p>35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23" calcext:value-type="float">
            <text:p>37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62" calcext:value-type="float">
            <text:p>32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88" calcext:value-type="float">
            <text:p>35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24" calcext:value-type="float">
            <text:p>40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98" calcext:value-type="float">
            <text:p>37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38" calcext:value-type="float">
            <text:p>43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08" calcext:value-type="float">
            <text:p>50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89" calcext:value-type="float">
            <text:p>52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04" calcext:value-type="float">
            <text:p>43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6" calcext:value-type="float">
            <text:p>46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01" calcext:value-type="float">
            <text:p>60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39" calcext:value-type="float">
            <text:p>42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25" calcext:value-type="float">
            <text:p>36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29" calcext:value-type="float">
            <text:p>35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4" calcext:value-type="float">
            <text:p>34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58" calcext:value-type="float">
            <text:p>42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8.08" calcext:value-type="float">
            <text:p>358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1.52" calcext:value-type="float">
            <text:p>461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3.75" calcext:value-type="float">
            <text:p>463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5.55" calcext:value-type="float">
            <text:p>455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2.24" calcext:value-type="float">
            <text:p>452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2.37" calcext:value-type="float">
            <text:p>382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6.59" calcext:value-type="float">
            <text:p>396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1" calcext:value-type="float">
            <text:p>4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5.3" calcext:value-type="float">
            <text:p>475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0" calcext:value-type="float">
            <text:p>420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1.58" calcext:value-type="float">
            <text:p>421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3.05" calcext:value-type="float">
            <text:p>453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4.19" calcext:value-type="float">
            <text:p>424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9.6" calcext:value-type="float">
            <text:p>499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8.89" calcext:value-type="float">
            <text:p>498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5.43" calcext:value-type="float">
            <text:p>565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2.02" calcext:value-type="float">
            <text:p>552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3.1" calcext:value-type="float">
            <text:p>493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0.95" calcext:value-type="float">
            <text:p>490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9.9" calcext:value-type="float">
            <text:p>509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7.8" calcext:value-type="float">
            <text:p>527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3.9" calcext:value-type="float">
            <text:p>633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3.83" calcext:value-type="float">
            <text:p>693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6.59" calcext:value-type="float">
            <text:p>566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9.02" calcext:value-type="float">
            <text:p>519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9.88" calcext:value-type="float">
            <text:p>619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6.88" calcext:value-type="float">
            <text:p>596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9.84" calcext:value-type="float">
            <text:p>559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9.22" calcext:value-type="float">
            <text:p>529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1.59" calcext:value-type="float">
            <text:p>451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5.21" calcext:value-type="float">
            <text:p>485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72.88" calcext:value-type="float">
            <text:p>772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80.88" calcext:value-type="float">
            <text:p>780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6.61" calcext:value-type="float">
            <text:p>526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2.46" calcext:value-type="float">
            <text:p>622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-3.22" calcext:value-type="float">
            <text:p>-3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-4.05" calcext:value-type="float">
            <text:p>-4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.26" calcext:value-type="float">
            <text:p>17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26" calcext:value-type="float">
            <text:p>34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82" calcext:value-type="float">
            <text:p>35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28" calcext:value-type="float">
            <text:p>34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73" calcext:value-type="float">
            <text:p>29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89" calcext:value-type="float">
            <text:p>64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29" calcext:value-type="float">
            <text:p>32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78" calcext:value-type="float">
            <text:p>38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63" calcext:value-type="float">
            <text:p>66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04" calcext:value-type="float">
            <text:p>64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85" calcext:value-type="float">
            <text:p>60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59" calcext:value-type="float">
            <text:p>51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4" calcext:value-type="float">
            <text:p>42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2" calcext:value-type="float">
            <text:p>45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79" calcext:value-type="float">
            <text:p>40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59" calcext:value-type="float">
            <text:p>40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58" calcext:value-type="float">
            <text:p>52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42" calcext:value-type="float">
            <text:p>50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55" calcext:value-type="float">
            <text:p>46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77" calcext:value-type="float">
            <text:p>46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09" calcext:value-type="float">
            <text:p>62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61" calcext:value-type="float">
            <text:p>58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52" calcext:value-type="float">
            <text:p>69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92" calcext:value-type="float">
            <text:p>60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51" calcext:value-type="float">
            <text:p>59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83" calcext:value-type="float">
            <text:p>51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78" calcext:value-type="float">
            <text:p>51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16" calcext:value-type="float">
            <text:p>45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33" calcext:value-type="float">
            <text:p>48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59" calcext:value-type="float">
            <text:p>45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16" calcext:value-type="float">
            <text:p>47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21" calcext:value-type="float">
            <text:p>46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18" calcext:value-type="float">
            <text:p>41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7" calcext:value-type="float">
            <text:p>40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46" calcext:value-type="float">
            <text:p>55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48" calcext:value-type="float">
            <text:p>49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76" calcext:value-type="float">
            <text:p>49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96" calcext:value-type="float">
            <text:p>53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4" calcext:value-type="float">
            <text:p>51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87" calcext:value-type="float">
            <text:p>44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76" calcext:value-type="float">
            <text:p>49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84" calcext:value-type="float">
            <text:p>51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83" calcext:value-type="float">
            <text:p>45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32" calcext:value-type="float">
            <text:p>50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42" calcext:value-type="float">
            <text:p>54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62" calcext:value-type="float">
            <text:p>54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72" calcext:value-type="float">
            <text:p>50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37" calcext:value-type="float">
            <text:p>48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6" calcext:value-type="float">
            <text:p>46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3" calcext:value-type="float">
            <text:p>47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84" calcext:value-type="float">
            <text:p>48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23" calcext:value-type="float">
            <text:p>46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59" calcext:value-type="float">
            <text:p>51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9" calcext:value-type="float">
            <text:p>46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23" calcext:value-type="float">
            <text:p>54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85" calcext:value-type="float">
            <text:p>54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5" calcext:value-type="float">
            <text:p>52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09" calcext:value-type="float">
            <text:p>51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05" calcext:value-type="float">
            <text:p>52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47" calcext:value-type="float">
            <text:p>52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11" calcext:value-type="float">
            <text:p>57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06" calcext:value-type="float">
            <text:p>56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11" calcext:value-type="float">
            <text:p>50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79" calcext:value-type="float">
            <text:p>52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38" calcext:value-type="float">
            <text:p>53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12" calcext:value-type="float">
            <text:p>53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35" calcext:value-type="float">
            <text:p>48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47" calcext:value-type="float">
            <text:p>54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09" calcext:value-type="float">
            <text:p>46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52" calcext:value-type="float">
            <text:p>47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09" calcext:value-type="float">
            <text:p>44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81" calcext:value-type="float">
            <text:p>43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54" calcext:value-type="float">
            <text:p>46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8" calcext:value-type="float">
            <text:p>44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92" calcext:value-type="float">
            <text:p>49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53" calcext:value-type="float">
            <text:p>51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12" calcext:value-type="float">
            <text:p>50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72" calcext:value-type="float">
            <text:p>54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67" calcext:value-type="float">
            <text:p>50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1" calcext:value-type="float">
            <text:p>51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8" calcext:value-type="float">
            <text:p>47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67" calcext:value-type="float">
            <text:p>50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45" calcext:value-type="float">
            <text:p>48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45" calcext:value-type="float">
            <text:p>50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77" calcext:value-type="float">
            <text:p>45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72" calcext:value-type="float">
            <text:p>49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26" calcext:value-type="float">
            <text:p>52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74" calcext:value-type="float">
            <text:p>56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8" calcext:value-type="float">
            <text:p>55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51" calcext:value-type="float">
            <text:p>50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22" calcext:value-type="float">
            <text:p>46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57" calcext:value-type="float">
            <text:p>58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63" calcext:value-type="float">
            <text:p>47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65" calcext:value-type="float">
            <text:p>4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81" calcext:value-type="float">
            <text:p>53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11" calcext:value-type="float">
            <text:p>60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32" calcext:value-type="float">
            <text:p>52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06" calcext:value-type="float">
            <text:p>58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08" calcext:value-type="float">
            <text:p>61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18" calcext:value-type="float">
            <text:p>58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5" calcext:value-type="float">
            <text:p>53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77" calcext:value-type="float">
            <text:p>52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56" calcext:value-type="float">
            <text:p>53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46" calcext:value-type="float">
            <text:p>48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78" calcext:value-type="float">
            <text:p>46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8" calcext:value-type="float">
            <text:p>51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1" calcext:value-type="float">
            <text:p>47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36" calcext:value-type="float">
            <text:p>51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91" calcext:value-type="float">
            <text:p>52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47" calcext:value-type="float">
            <text:p>44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33" calcext:value-type="float">
            <text:p>49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96" calcext:value-type="float">
            <text:p>54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96" calcext:value-type="float">
            <text:p>67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39" calcext:value-type="float">
            <text:p>54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7" calcext:value-type="float">
            <text:p>47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6" calcext:value-type="float">
            <text:p>39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29" calcext:value-type="float">
            <text:p>41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2" calcext:value-type="float">
            <text:p>44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69" calcext:value-type="float">
            <text:p>51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48" calcext:value-type="float">
            <text:p>50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6" calcext:value-type="float">
            <text:p>51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28" calcext:value-type="float">
            <text:p>52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05" calcext:value-type="float">
            <text:p>54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95" calcext:value-type="float">
            <text:p>51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49" calcext:value-type="float">
            <text:p>68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99" calcext:value-type="float">
            <text:p>53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17" calcext:value-type="float">
            <text:p>58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86" calcext:value-type="float">
            <text:p>57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6" calcext:value-type="float">
            <text:p>47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15" calcext:value-type="float">
            <text:p>48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63" calcext:value-type="float">
            <text:p>48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59" calcext:value-type="float">
            <text:p>50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8" calcext:value-type="float">
            <text:p>51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89" calcext:value-type="float">
            <text:p>48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71" calcext:value-type="float">
            <text:p>51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57" calcext:value-type="float">
            <text:p>51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43" calcext:value-type="float">
            <text:p>54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33" calcext:value-type="float">
            <text:p>60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51" calcext:value-type="float">
            <text:p>56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71" calcext:value-type="float">
            <text:p>53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27" calcext:value-type="float">
            <text:p>39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73" calcext:value-type="float">
            <text:p>49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09" calcext:value-type="float">
            <text:p>43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58" calcext:value-type="float">
            <text:p>59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56" calcext:value-type="float">
            <text:p>58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48" calcext:value-type="float">
            <text:p>49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99" calcext:value-type="float">
            <text:p>52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61" calcext:value-type="float">
            <text:p>52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51" calcext:value-type="float">
            <text:p>47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22" calcext:value-type="float">
            <text:p>50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66" calcext:value-type="float">
            <text:p>53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01" calcext:value-type="float">
            <text:p>51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86" calcext:value-type="float">
            <text:p>45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84" calcext:value-type="float">
            <text:p>49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46" calcext:value-type="float">
            <text:p>50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47" calcext:value-type="float">
            <text:p>60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41" calcext:value-type="float">
            <text:p>41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26" calcext:value-type="float">
            <text:p>42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52" calcext:value-type="float">
            <text:p>49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64" calcext:value-type="float">
            <text:p>61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46" calcext:value-type="float">
            <text:p>61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15" calcext:value-type="float">
            <text:p>61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26" calcext:value-type="float">
            <text:p>71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45" calcext:value-type="float">
            <text:p>74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63" calcext:value-type="float">
            <text:p>53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4" calcext:value-type="float">
            <text:p>47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52" calcext:value-type="float">
            <text:p>48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9" calcext:value-type="float">
            <text:p>47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52" calcext:value-type="float">
            <text:p>41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26" calcext:value-type="float">
            <text:p>60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36" calcext:value-type="float">
            <text:p>49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82" calcext:value-type="float">
            <text:p>52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39" calcext:value-type="float">
            <text:p>57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07" calcext:value-type="float">
            <text:p>56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46" calcext:value-type="float">
            <text:p>59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83" calcext:value-type="float">
            <text:p>56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1" calcext:value-type="float">
            <text:p>45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05" calcext:value-type="float">
            <text:p>55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93" calcext:value-type="float">
            <text:p>46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7" calcext:value-type="float">
            <text:p>46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9" calcext:value-type="float">
            <text:p>46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72" calcext:value-type="float">
            <text:p>46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93" calcext:value-type="float">
            <text:p>58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18" calcext:value-type="float">
            <text:p>53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01" calcext:value-type="float">
            <text:p>53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5" calcext:value-type="float">
            <text:p>51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5" calcext:value-type="float">
            <text:p>55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99" calcext:value-type="float">
            <text:p>56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06" calcext:value-type="float">
            <text:p>44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59" calcext:value-type="float">
            <text:p>50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24" calcext:value-type="float">
            <text:p>53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89" calcext:value-type="float">
            <text:p>49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19" calcext:value-type="float">
            <text:p>53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17" calcext:value-type="float">
            <text:p>29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78" calcext:value-type="float">
            <text:p>38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76" calcext:value-type="float">
            <text:p>38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39" calcext:value-type="float">
            <text:p>43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67" calcext:value-type="float">
            <text:p>42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74" calcext:value-type="float">
            <text:p>48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77" calcext:value-type="float">
            <text:p>51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92" calcext:value-type="float">
            <text:p>45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96" calcext:value-type="float">
            <text:p>53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26" calcext:value-type="float">
            <text:p>54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78" calcext:value-type="float">
            <text:p>59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02" calcext:value-type="float">
            <text:p>62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34" calcext:value-type="float">
            <text:p>59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33" calcext:value-type="float">
            <text:p>56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06" calcext:value-type="float">
            <text:p>54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85" calcext:value-type="float">
            <text:p>46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48" calcext:value-type="float">
            <text:p>46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34" calcext:value-type="float">
            <text:p>38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" calcext:value-type="float">
            <text:p>47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8" calcext:value-type="float">
            <text:p>40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22" calcext:value-type="float">
            <text:p>44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49" calcext:value-type="float">
            <text:p>76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98" calcext:value-type="float">
            <text:p>66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85" calcext:value-type="float">
            <text:p>43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87" calcext:value-type="float">
            <text:p>40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43" calcext:value-type="float">
            <text:p>44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7" calcext:value-type="float">
            <text:p>47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5" calcext:value-type="float">
            <text:p>45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52" calcext:value-type="float">
            <text:p>42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25" calcext:value-type="float">
            <text:p>45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59" calcext:value-type="float">
            <text:p>47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51" calcext:value-type="float">
            <text:p>59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31" calcext:value-type="float">
            <text:p>57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95" calcext:value-type="float">
            <text:p>59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51" calcext:value-type="float">
            <text:p>61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9" calcext:value-type="float">
            <text:p>45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6" calcext:value-type="float">
            <text:p>39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14" calcext:value-type="float">
            <text:p>5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09" calcext:value-type="float">
            <text:p>60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08" calcext:value-type="float">
            <text:p>54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17" calcext:value-type="float">
            <text:p>52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3" calcext:value-type="float">
            <text:p>65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02" calcext:value-type="float">
            <text:p>63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51" calcext:value-type="float">
            <text:p>63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86" calcext:value-type="float">
            <text:p>56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24" calcext:value-type="float">
            <text:p>58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85" calcext:value-type="float">
            <text:p>53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03" calcext:value-type="float">
            <text:p>56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36" calcext:value-type="float">
            <text:p>56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03" calcext:value-type="float">
            <text:p>53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89" calcext:value-type="float">
            <text:p>56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23" calcext:value-type="float">
            <text:p>60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5" calcext:value-type="float">
            <text:p>55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74" calcext:value-type="float">
            <text:p>54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48" calcext:value-type="float">
            <text:p>52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94" calcext:value-type="float">
            <text:p>48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48" calcext:value-type="float">
            <text:p>46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86" calcext:value-type="float">
            <text:p>48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21" calcext:value-type="float">
            <text:p>58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1" calcext:value-type="float">
            <text:p>55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42" calcext:value-type="float">
            <text:p>55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92" calcext:value-type="float">
            <text:p>41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58" calcext:value-type="float">
            <text:p>49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76" calcext:value-type="float">
            <text:p>43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7" calcext:value-type="float">
            <text:p>51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25" calcext:value-type="float">
            <text:p>53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45" calcext:value-type="float">
            <text:p>49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68" calcext:value-type="float">
            <text:p>53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07" calcext:value-type="float">
            <text:p>48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66" calcext:value-type="float">
            <text:p>51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91" calcext:value-type="float">
            <text:p>52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77" calcext:value-type="float">
            <text:p>55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97" calcext:value-type="float">
            <text:p>55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28" calcext:value-type="float">
            <text:p>50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01" calcext:value-type="float">
            <text:p>50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95" calcext:value-type="float">
            <text:p>49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71" calcext:value-type="float">
            <text:p>53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59" calcext:value-type="float">
            <text:p>51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1" calcext:value-type="float">
            <text:p>51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77" calcext:value-type="float">
            <text:p>60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52" calcext:value-type="float">
            <text:p>57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06" calcext:value-type="float">
            <text:p>47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6" calcext:value-type="float">
            <text:p>47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66" calcext:value-type="float">
            <text:p>48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52" calcext:value-type="float">
            <text:p>50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67" calcext:value-type="float">
            <text:p>50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32" calcext:value-type="float">
            <text:p>49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58" calcext:value-type="float">
            <text:p>51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66" calcext:value-type="float">
            <text:p>52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03" calcext:value-type="float">
            <text:p>54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59" calcext:value-type="float">
            <text:p>53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73" calcext:value-type="float">
            <text:p>51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27" calcext:value-type="float">
            <text:p>54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9" calcext:value-type="float">
            <text:p>54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97" calcext:value-type="float">
            <text:p>54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74" calcext:value-type="float">
            <text:p>53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63" calcext:value-type="float">
            <text:p>50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75" calcext:value-type="float">
            <text:p>60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54" calcext:value-type="float">
            <text:p>62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85" calcext:value-type="float">
            <text:p>53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1" calcext:value-type="float">
            <text:p>51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1" calcext:value-type="float">
            <text:p>47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08" calcext:value-type="float">
            <text:p>50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23" calcext:value-type="float">
            <text:p>41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41" calcext:value-type="float">
            <text:p>48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16" calcext:value-type="float">
            <text:p>44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19" calcext:value-type="float">
            <text:p>54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74" calcext:value-type="float">
            <text:p>51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56" calcext:value-type="float">
            <text:p>53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51" calcext:value-type="float">
            <text:p>53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85" calcext:value-type="float">
            <text:p>53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41" calcext:value-type="float">
            <text:p>50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11" calcext:value-type="float">
            <text:p>54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32" calcext:value-type="float">
            <text:p>55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71" calcext:value-type="float">
            <text:p>53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38" calcext:value-type="float">
            <text:p>47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01" calcext:value-type="float">
            <text:p>50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84" calcext:value-type="float">
            <text:p>53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26" calcext:value-type="float">
            <text:p>49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05" calcext:value-type="float">
            <text:p>47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95" calcext:value-type="float">
            <text:p>64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83" calcext:value-type="float">
            <text:p>63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58" calcext:value-type="float">
            <text:p>59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28" calcext:value-type="float">
            <text:p>62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4" calcext:value-type="float">
            <text:p>62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71" calcext:value-type="float">
            <text:p>57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13" calcext:value-type="float">
            <text:p>60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31" calcext:value-type="float">
            <text:p>58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13" calcext:value-type="float">
            <text:p>62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1.28" calcext:value-type="float">
            <text:p>81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96" calcext:value-type="float">
            <text:p>75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47" calcext:value-type="float">
            <text:p>37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5" calcext:value-type="float">
            <text:p>41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6" calcext:value-type="float">
            <text:p>47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98" calcext:value-type="float">
            <text:p>46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53" calcext:value-type="float">
            <text:p>29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69" calcext:value-type="float">
            <text:p>28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4" calcext:value-type="float">
            <text:p>40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" calcext:value-type="float">
            <text:p>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9" calcext:value-type="float">
            <text:p>46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34" calcext:value-type="float">
            <text:p>40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65" calcext:value-type="float">
            <text:p>4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46" calcext:value-type="float">
            <text:p>53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86" calcext:value-type="float">
            <text:p>41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2" calcext:value-type="float">
            <text:p>48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99" calcext:value-type="float">
            <text:p>48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4" calcext:value-type="float">
            <text:p>45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78" calcext:value-type="float">
            <text:p>40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62" calcext:value-type="float">
            <text:p>49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77" calcext:value-type="float">
            <text:p>33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9" calcext:value-type="float">
            <text:p>51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31" calcext:value-type="float">
            <text:p>53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" calcext:value-type="float">
            <text:p>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65" calcext:value-type="float">
            <text:p>51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" calcext:value-type="float">
            <text:p>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35" calcext:value-type="float">
            <text:p>48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21" calcext:value-type="float">
            <text:p>57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9" calcext:value-type="float">
            <text:p>47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37" calcext:value-type="float">
            <text:p>48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93" calcext:value-type="float">
            <text:p>57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73" calcext:value-type="float">
            <text:p>61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56" calcext:value-type="float">
            <text:p>47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99" calcext:value-type="float">
            <text:p>46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2" calcext:value-type="float">
            <text:p>48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61" calcext:value-type="float">
            <text:p>50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73" calcext:value-type="float">
            <text:p>48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11" calcext:value-type="float">
            <text:p>53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9" calcext:value-type="float">
            <text:p>46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82" calcext:value-type="float">
            <text:p>51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29" calcext:value-type="float">
            <text:p>50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71" calcext:value-type="float">
            <text:p>54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07" calcext:value-type="float">
            <text:p>53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91" calcext:value-type="float">
            <text:p>42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3" calcext:value-type="float">
            <text:p>51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5" calcext:value-type="float">
            <text:p>51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79" calcext:value-type="float">
            <text:p>53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71" calcext:value-type="float">
            <text:p>47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4" calcext:value-type="float">
            <text:p>46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17" calcext:value-type="float">
            <text:p>45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02" calcext:value-type="float">
            <text:p>43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26" calcext:value-type="float">
            <text:p>40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3" calcext:value-type="float">
            <text:p>43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9" calcext:value-type="float">
            <text:p>47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12" calcext:value-type="float">
            <text:p>49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44" calcext:value-type="float">
            <text:p>41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45" calcext:value-type="float">
            <text:p>50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77" calcext:value-type="float">
            <text:p>48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52" calcext:value-type="float">
            <text:p>40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15" calcext:value-type="float">
            <text:p>53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71" calcext:value-type="float">
            <text:p>48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59" calcext:value-type="float">
            <text:p>49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98" calcext:value-type="float">
            <text:p>43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35" calcext:value-type="float">
            <text:p>49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17" calcext:value-type="float">
            <text:p>50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7" calcext:value-type="float">
            <text:p>50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7" calcext:value-type="float">
            <text:p>49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" calcext:value-type="float">
            <text:p>51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33" calcext:value-type="float">
            <text:p>48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41" calcext:value-type="float">
            <text:p>48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" calcext:value-type="float">
            <text:p>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8" calcext:value-type="float">
            <text:p>47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29" calcext:value-type="float">
            <text:p>42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3" calcext:value-type="float">
            <text:p>40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44" calcext:value-type="float">
            <text:p>52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92" calcext:value-type="float">
            <text:p>49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45" calcext:value-type="float">
            <text:p>53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04" calcext:value-type="float">
            <text:p>49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71" calcext:value-type="float">
            <text:p>53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73" calcext:value-type="float">
            <text:p>38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.34" calcext:value-type="float">
            <text:p>34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7.87" calcext:value-type="float">
            <text:p>27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13" calcext:value-type="float">
            <text:p>39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71" calcext:value-type="float">
            <text:p>43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22" calcext:value-type="float">
            <text:p>44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3" calcext:value-type="float">
            <text:p>42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34" calcext:value-type="float">
            <text:p>47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39" calcext:value-type="float">
            <text:p>45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83" calcext:value-type="float">
            <text:p>44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32" calcext:value-type="float">
            <text:p>51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25" calcext:value-type="float">
            <text:p>46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36" calcext:value-type="float">
            <text:p>55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9" calcext:value-type="float">
            <text:p>48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25" calcext:value-type="float">
            <text:p>53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6" calcext:value-type="float">
            <text:p>46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94" calcext:value-type="float">
            <text:p>43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01" calcext:value-type="float">
            <text:p>54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19" calcext:value-type="float">
            <text:p>51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69" calcext:value-type="float">
            <text:p>40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03" calcext:value-type="float">
            <text:p>44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6" calcext:value-type="float">
            <text:p>46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47" calcext:value-type="float">
            <text:p>42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71" calcext:value-type="float">
            <text:p>50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5" calcext:value-type="float">
            <text:p>49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2" calcext:value-type="float">
            <text:p>47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54" calcext:value-type="float">
            <text:p>36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62" calcext:value-type="float">
            <text:p>42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32" calcext:value-type="float">
            <text:p>41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52" calcext:value-type="float">
            <text:p>62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.11" calcext:value-type="float">
            <text:p>35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41" calcext:value-type="float">
            <text:p>41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66" calcext:value-type="float">
            <text:p>45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78" calcext:value-type="float">
            <text:p>31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56" calcext:value-type="float">
            <text:p>38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3" calcext:value-type="float">
            <text:p>40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18" calcext:value-type="float">
            <text:p>41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66" calcext:value-type="float">
            <text:p>40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56" calcext:value-type="float">
            <text:p>43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45" calcext:value-type="float">
            <text:p>57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2" calcext:value-type="float">
            <text:p>36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0.47" calcext:value-type="float">
            <text:p>30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71" calcext:value-type="float">
            <text:p>53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08" calcext:value-type="float">
            <text:p>26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6.62" calcext:value-type="float">
            <text:p>26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34" calcext:value-type="float">
            <text:p>28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5.27" calcext:value-type="float">
            <text:p>255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0.91" calcext:value-type="float">
            <text:p>430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4.35" calcext:value-type="float">
            <text:p>364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4.58" calcext:value-type="float">
            <text:p>364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3.52" calcext:value-type="float">
            <text:p>383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0.26" calcext:value-type="float">
            <text:p>700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9.7" calcext:value-type="float">
            <text:p>259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4.02" calcext:value-type="float">
            <text:p>414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2.44" calcext:value-type="float">
            <text:p>442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8.07" calcext:value-type="float">
            <text:p>348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0.56" calcext:value-type="float">
            <text:p>280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6.44" calcext:value-type="float">
            <text:p>386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9.04" calcext:value-type="float">
            <text:p>489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4.71" calcext:value-type="float">
            <text:p>514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1.88" calcext:value-type="float">
            <text:p>561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7.12" calcext:value-type="float">
            <text:p>567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0.53" calcext:value-type="float">
            <text:p>600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8.28" calcext:value-type="float">
            <text:p>558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5.69" calcext:value-type="float">
            <text:p>555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1.21" calcext:value-type="float">
            <text:p>531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2.54" calcext:value-type="float">
            <text:p>522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9.8" calcext:value-type="float">
            <text:p>509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7.31" calcext:value-type="float">
            <text:p>467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1.29" calcext:value-type="float">
            <text:p>481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0" calcext:value-type="float">
            <text:p>480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1.02" calcext:value-type="float">
            <text:p>501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2.87" calcext:value-type="float">
            <text:p>502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1.06" calcext:value-type="float">
            <text:p>511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8.69" calcext:value-type="float">
            <text:p>468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2.96" calcext:value-type="float">
            <text:p>532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8.51" calcext:value-type="float">
            <text:p>588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6.4" calcext:value-type="float">
            <text:p>606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2.21" calcext:value-type="float">
            <text:p>602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8.16" calcext:value-type="float">
            <text:p>608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8.48" calcext:value-type="float">
            <text:p>608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5.72" calcext:value-type="float">
            <text:p>605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4.69" calcext:value-type="float">
            <text:p>604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7.58" calcext:value-type="float">
            <text:p>577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5.34" calcext:value-type="float">
            <text:p>585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8.48" calcext:value-type="float">
            <text:p>578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7.35" calcext:value-type="float">
            <text:p>597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7.42" calcext:value-type="float">
            <text:p>607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6.06" calcext:value-type="float">
            <text:p>606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1.12" calcext:value-type="float">
            <text:p>611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8.19" calcext:value-type="float">
            <text:p>578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7.14" calcext:value-type="float">
            <text:p>577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0.21" calcext:value-type="float">
            <text:p>600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8.5" calcext:value-type="float">
            <text:p>598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6.74" calcext:value-type="float">
            <text:p>596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4.48" calcext:value-type="float">
            <text:p>604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6.08" calcext:value-type="float">
            <text:p>606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1.25" calcext:value-type="float">
            <text:p>611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5.02" calcext:value-type="float">
            <text:p>605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2.53" calcext:value-type="float">
            <text:p>602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4.7" calcext:value-type="float">
            <text:p>604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0.28" calcext:value-type="float">
            <text:p>610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1.46" calcext:value-type="float">
            <text:p>611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3.33" calcext:value-type="float">
            <text:p>613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9.12" calcext:value-type="float">
            <text:p>609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3.17" calcext:value-type="float">
            <text:p>623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6.07" calcext:value-type="float">
            <text:p>616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8.85" calcext:value-type="float">
            <text:p>628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8.65" calcext:value-type="float">
            <text:p>648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2.85" calcext:value-type="float">
            <text:p>252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0.92" calcext:value-type="float">
            <text:p>250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94" calcext:value-type="float">
            <text:p>31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23" calcext:value-type="float">
            <text:p>41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38" calcext:value-type="float">
            <text:p>41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15" calcext:value-type="float">
            <text:p>37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4" calcext:value-type="float">
            <text:p>39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18" calcext:value-type="float">
            <text:p>36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03" calcext:value-type="float">
            <text:p>38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72" calcext:value-type="float">
            <text:p>43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34" calcext:value-type="float">
            <text:p>38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05" calcext:value-type="float">
            <text:p>40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2" calcext:value-type="float">
            <text:p>29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83" calcext:value-type="float">
            <text:p>28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.19" calcext:value-type="float">
            <text:p>31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29" calcext:value-type="float">
            <text:p>25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8.39" calcext:value-type="float">
            <text:p>28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01" calcext:value-type="float">
            <text:p>29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63" calcext:value-type="float">
            <text:p>24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9.84" calcext:value-type="float">
            <text:p>29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4" calcext:value-type="float">
            <text:p>55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8" calcext:value-type="float">
            <text:p>46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47" calcext:value-type="float">
            <text:p>51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27" calcext:value-type="float">
            <text:p>48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43" calcext:value-type="float">
            <text:p>41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44" calcext:value-type="float">
            <text:p>45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65" calcext:value-type="float">
            <text:p>42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14" calcext:value-type="float">
            <text:p>46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7" calcext:value-type="float">
            <text:p>42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41" calcext:value-type="float">
            <text:p>40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69" calcext:value-type="float">
            <text:p>38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7" calcext:value-type="float">
            <text:p>43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84" calcext:value-type="float">
            <text:p>43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84" calcext:value-type="float">
            <text:p>44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54" calcext:value-type="float">
            <text:p>40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4" calcext:value-type="float">
            <text:p>44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8" calcext:value-type="float">
            <text:p>37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64" calcext:value-type="float">
            <text:p>49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99" calcext:value-type="float">
            <text:p>46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07" calcext:value-type="float">
            <text:p>46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87" calcext:value-type="float">
            <text:p>45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94" calcext:value-type="float">
            <text:p>44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13" calcext:value-type="float">
            <text:p>44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9" calcext:value-type="float">
            <text:p>43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95" calcext:value-type="float">
            <text:p>37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2.9" calcext:value-type="float">
            <text:p>32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04" calcext:value-type="float">
            <text:p>43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7" calcext:value-type="float">
            <text:p>43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99" calcext:value-type="float">
            <text:p>39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" calcext:value-type="float">
            <text:p>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35" calcext:value-type="float">
            <text:p>46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57" calcext:value-type="float">
            <text:p>42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8" calcext:value-type="float">
            <text:p>43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65" calcext:value-type="float">
            <text:p>43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07" calcext:value-type="float">
            <text:p>44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48" calcext:value-type="float">
            <text:p>41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49" calcext:value-type="float">
            <text:p>43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99" calcext:value-type="float">
            <text:p>41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65" calcext:value-type="float">
            <text:p>41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13" calcext:value-type="float">
            <text:p>40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01" calcext:value-type="float">
            <text:p>43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04" calcext:value-type="float">
            <text:p>42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9.98" calcext:value-type="float">
            <text:p>39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.11" calcext:value-type="float">
            <text:p>38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28" calcext:value-type="float">
            <text:p>45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24" calcext:value-type="float">
            <text:p>47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26" calcext:value-type="float">
            <text:p>46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06" calcext:value-type="float">
            <text:p>45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75" calcext:value-type="float">
            <text:p>41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63" calcext:value-type="float">
            <text:p>42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41" calcext:value-type="float">
            <text:p>57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37" calcext:value-type="float">
            <text:p>43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89" calcext:value-type="float">
            <text:p>46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28" calcext:value-type="float">
            <text:p>50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47" calcext:value-type="float">
            <text:p>52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66" calcext:value-type="float">
            <text:p>61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4" calcext:value-type="float">
            <text:p>47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43" calcext:value-type="float">
            <text:p>70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48" calcext:value-type="float">
            <text:p>65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6" calcext:value-type="float">
            <text:p>62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32" calcext:value-type="float">
            <text:p>69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56" calcext:value-type="float">
            <text:p>54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02" calcext:value-type="float">
            <text:p>56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27" calcext:value-type="float">
            <text:p>55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3" calcext:value-type="float">
            <text:p>69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27" calcext:value-type="float">
            <text:p>66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19" calcext:value-type="float">
            <text:p>60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95" calcext:value-type="float">
            <text:p>60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32" calcext:value-type="float">
            <text:p>61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15" calcext:value-type="float">
            <text:p>61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08" calcext:value-type="float">
            <text:p>55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7" calcext:value-type="float">
            <text:p>61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56" calcext:value-type="float">
            <text:p>49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54" calcext:value-type="float">
            <text:p>53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76" calcext:value-type="float">
            <text:p>56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84" calcext:value-type="float">
            <text:p>57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75" calcext:value-type="float">
            <text:p>58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19" calcext:value-type="float">
            <text:p>60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9" calcext:value-type="float">
            <text:p>50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58" calcext:value-type="float">
            <text:p>52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53" calcext:value-type="float">
            <text:p>48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32" calcext:value-type="float">
            <text:p>56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04" calcext:value-type="float">
            <text:p>49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78" calcext:value-type="float">
            <text:p>51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08" calcext:value-type="float">
            <text:p>51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38" calcext:value-type="float">
            <text:p>56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97" calcext:value-type="float">
            <text:p>44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26" calcext:value-type="float">
            <text:p>56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9.49" calcext:value-type="float">
            <text:p>79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7" calcext:value-type="float">
            <text:p>66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4" calcext:value-type="float">
            <text:p>70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6" calcext:value-type="float">
            <text:p>68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14" calcext:value-type="float">
            <text:p>54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99" calcext:value-type="float">
            <text:p>54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85" calcext:value-type="float">
            <text:p>66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54" calcext:value-type="float">
            <text:p>58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37" calcext:value-type="float">
            <text:p>49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51" calcext:value-type="float">
            <text:p>47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39" calcext:value-type="float">
            <text:p>52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49" calcext:value-type="float">
            <text:p>53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53" calcext:value-type="float">
            <text:p>64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95" calcext:value-type="float">
            <text:p>52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07" calcext:value-type="float">
            <text:p>56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19" calcext:value-type="float">
            <text:p>43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6.35" calcext:value-type="float">
            <text:p>36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78" calcext:value-type="float">
            <text:p>45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54" calcext:value-type="float">
            <text:p>49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06" calcext:value-type="float">
            <text:p>48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6" calcext:value-type="float">
            <text:p>63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01" calcext:value-type="float">
            <text:p>65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77" calcext:value-type="float">
            <text:p>56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76" calcext:value-type="float">
            <text:p>51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2" calcext:value-type="float">
            <text:p>57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15" calcext:value-type="float">
            <text:p>56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" calcext:value-type="float">
            <text:p>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09" calcext:value-type="float">
            <text:p>55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84" calcext:value-type="float">
            <text:p>64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91" calcext:value-type="float">
            <text:p>64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14" calcext:value-type="float">
            <text:p>65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14" calcext:value-type="float">
            <text:p>64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19" calcext:value-type="float">
            <text:p>71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22" calcext:value-type="float">
            <text:p>69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4" calcext:value-type="float">
            <text:p>57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56" calcext:value-type="float">
            <text:p>55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44" calcext:value-type="float">
            <text:p>58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83" calcext:value-type="float">
            <text:p>53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02" calcext:value-type="float">
            <text:p>61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89" calcext:value-type="float">
            <text:p>54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05" calcext:value-type="float">
            <text:p>70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09" calcext:value-type="float">
            <text:p>63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04" calcext:value-type="float">
            <text:p>68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14" calcext:value-type="float">
            <text:p>67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6" calcext:value-type="float">
            <text:p>69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4" calcext:value-type="float">
            <text:p>65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61" calcext:value-type="float">
            <text:p>64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84" calcext:value-type="float">
            <text:p>52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46" calcext:value-type="float">
            <text:p>53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56" calcext:value-type="float">
            <text:p>62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8" calcext:value-type="float">
            <text:p>48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28" calcext:value-type="float">
            <text:p>52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06" calcext:value-type="float">
            <text:p>63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94" calcext:value-type="float">
            <text:p>72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81" calcext:value-type="float">
            <text:p>64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8" calcext:value-type="float">
            <text:p>76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5" calcext:value-type="float">
            <text:p>47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09" calcext:value-type="float">
            <text:p>56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91" calcext:value-type="float">
            <text:p>48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82" calcext:value-type="float">
            <text:p>49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45" calcext:value-type="float">
            <text:p>69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88" calcext:value-type="float">
            <text:p>52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63" calcext:value-type="float">
            <text:p>50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88" calcext:value-type="float">
            <text:p>47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67" calcext:value-type="float">
            <text:p>46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47" calcext:value-type="float">
            <text:p>62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14" calcext:value-type="float">
            <text:p>6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79" calcext:value-type="float">
            <text:p>54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24" calcext:value-type="float">
            <text:p>48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89" calcext:value-type="float">
            <text:p>51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28" calcext:value-type="float">
            <text:p>61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75" calcext:value-type="float">
            <text:p>56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7.86" calcext:value-type="float">
            <text:p>77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34" calcext:value-type="float">
            <text:p>69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31" calcext:value-type="float">
            <text:p>65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3" calcext:value-type="float">
            <text:p>76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9" calcext:value-type="float">
            <text:p>60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75" calcext:value-type="float">
            <text:p>60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95" calcext:value-type="float">
            <text:p>59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15" calcext:value-type="float">
            <text:p>53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78" calcext:value-type="float">
            <text:p>55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97" calcext:value-type="float">
            <text:p>56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58" calcext:value-type="float">
            <text:p>55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" calcext:value-type="float">
            <text:p>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32" calcext:value-type="float">
            <text:p>51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53" calcext:value-type="float">
            <text:p>55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14" calcext:value-type="float">
            <text:p>56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86" calcext:value-type="float">
            <text:p>58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33" calcext:value-type="float">
            <text:p>66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77" calcext:value-type="float">
            <text:p>62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09" calcext:value-type="float">
            <text:p>57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.59" calcext:value-type="float">
            <text:p>80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51" calcext:value-type="float">
            <text:p>55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8" calcext:value-type="float">
            <text:p>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61" calcext:value-type="float">
            <text:p>61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37" calcext:value-type="float">
            <text:p>50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19" calcext:value-type="float">
            <text:p>57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4" calcext:value-type="float">
            <text:p>65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89" calcext:value-type="float">
            <text:p>74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69" calcext:value-type="float">
            <text:p>69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83" calcext:value-type="float">
            <text:p>58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58" calcext:value-type="float">
            <text:p>62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8.69" calcext:value-type="float">
            <text:p>78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62" calcext:value-type="float">
            <text:p>75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94" calcext:value-type="float">
            <text:p>73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62" calcext:value-type="float">
            <text:p>71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43" calcext:value-type="float">
            <text:p>42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41" calcext:value-type="float">
            <text:p>69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33" calcext:value-type="float">
            <text:p>74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99" calcext:value-type="float">
            <text:p>69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7" calcext:value-type="float">
            <text:p>72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.62" calcext:value-type="float">
            <text:p>80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9.03" calcext:value-type="float">
            <text:p>79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71" calcext:value-type="float">
            <text:p>71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63" calcext:value-type="float">
            <text:p>53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62" calcext:value-type="float">
            <text:p>48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6" calcext:value-type="float">
            <text:p>67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48" calcext:value-type="float">
            <text:p>62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4" calcext:value-type="float">
            <text:p>60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57" calcext:value-type="float">
            <text:p>55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54" calcext:value-type="float">
            <text:p>59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97" calcext:value-type="float">
            <text:p>69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32" calcext:value-type="float">
            <text:p>53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63" calcext:value-type="float">
            <text:p>58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85" calcext:value-type="float">
            <text:p>43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98" calcext:value-type="float">
            <text:p>47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.9" calcext:value-type="float">
            <text:p>43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47" calcext:value-type="float">
            <text:p>50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47" calcext:value-type="float">
            <text:p>76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33" calcext:value-type="float">
            <text:p>67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17" calcext:value-type="float">
            <text:p>51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53" calcext:value-type="float">
            <text:p>49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83" calcext:value-type="float">
            <text:p>54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71" calcext:value-type="float">
            <text:p>59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46" calcext:value-type="float">
            <text:p>53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79" calcext:value-type="float">
            <text:p>61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92" calcext:value-type="float">
            <text:p>54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75" calcext:value-type="float">
            <text:p>56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44" calcext:value-type="float">
            <text:p>56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8" calcext:value-type="float">
            <text:p>55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54" calcext:value-type="float">
            <text:p>50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88" calcext:value-type="float">
            <text:p>53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4.25" calcext:value-type="float">
            <text:p>24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17.65" calcext:value-type="float">
            <text:p>31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2.77" calcext:value-type="float">
            <text:p>452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7.15" calcext:value-type="float">
            <text:p>447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4.3" calcext:value-type="float">
            <text:p>514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3.97" calcext:value-type="float">
            <text:p>513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7.04" calcext:value-type="float">
            <text:p>517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4.52" calcext:value-type="float">
            <text:p>554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9.46" calcext:value-type="float">
            <text:p>479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9.04" calcext:value-type="float">
            <text:p>479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8.29" calcext:value-type="float">
            <text:p>538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0.26" calcext:value-type="float">
            <text:p>540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3.44" calcext:value-type="float">
            <text:p>503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7.2" calcext:value-type="float">
            <text:p>567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6.08" calcext:value-type="float">
            <text:p>626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5.84" calcext:value-type="float">
            <text:p>625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6.65" calcext:value-type="float">
            <text:p>596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6.49" calcext:value-type="float">
            <text:p>596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4.84" calcext:value-type="float">
            <text:p>594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3.35" calcext:value-type="float">
            <text:p>593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5.92" calcext:value-type="float">
            <text:p>585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5.82" calcext:value-type="float">
            <text:p>585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1.01" calcext:value-type="float">
            <text:p>581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8.39" calcext:value-type="float">
            <text:p>578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6.83" calcext:value-type="float">
            <text:p>566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4.21" calcext:value-type="float">
            <text:p>584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7.77" calcext:value-type="float">
            <text:p>577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2.47" calcext:value-type="float">
            <text:p>572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3.77" calcext:value-type="float">
            <text:p>533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4.62" calcext:value-type="float">
            <text:p>534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4.55" calcext:value-type="float">
            <text:p>594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9.47" calcext:value-type="float">
            <text:p>609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8.45" calcext:value-type="float">
            <text:p>618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5.94" calcext:value-type="float">
            <text:p>605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8.4" calcext:value-type="float">
            <text:p>598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2.56" calcext:value-type="float">
            <text:p>592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3.87" calcext:value-type="float">
            <text:p>583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7.97" calcext:value-type="float">
            <text:p>587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8.67" calcext:value-type="float">
            <text:p>628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9.15" calcext:value-type="float">
            <text:p>599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5.19" calcext:value-type="float">
            <text:p>585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9.49" calcext:value-type="float">
            <text:p>569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3.27" calcext:value-type="float">
            <text:p>563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0.5" calcext:value-type="float">
            <text:p>570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3.44" calcext:value-type="float">
            <text:p>563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5.89" calcext:value-type="float">
            <text:p>535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0.92" calcext:value-type="float">
            <text:p>560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8.47" calcext:value-type="float">
            <text:p>638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2.16" calcext:value-type="float">
            <text:p>622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1.38" calcext:value-type="float">
            <text:p>621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3.84" calcext:value-type="float">
            <text:p>613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4.2" calcext:value-type="float">
            <text:p>614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4.1" calcext:value-type="float">
            <text:p>604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5.42" calcext:value-type="float">
            <text:p>635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2.51" calcext:value-type="float">
            <text:p>622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0.05" calcext:value-type="float">
            <text:p>590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2.76" calcext:value-type="float">
            <text:p>572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6.12" calcext:value-type="float">
            <text:p>576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3.28" calcext:value-type="float">
            <text:p>593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0.16" calcext:value-type="float">
            <text:p>600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9.75" calcext:value-type="float">
            <text:p>639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3.15" calcext:value-type="float">
            <text:p>623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9.05" calcext:value-type="float">
            <text:p>629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5.08" calcext:value-type="float">
            <text:p>615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1.86" calcext:value-type="float">
            <text:p>551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6.5" calcext:value-type="float">
            <text:p>536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0.41" calcext:value-type="float">
            <text:p>510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39.34" calcext:value-type="float">
            <text:p>439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2.66" calcext:value-type="float">
            <text:p>482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8.06" calcext:value-type="float">
            <text:p>488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0.61" calcext:value-type="float">
            <text:p>450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0.85" calcext:value-type="float">
            <text:p>350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06" calcext:value-type="float">
            <text:p>75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4" calcext:value-type="float">
            <text:p>51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98" calcext:value-type="float">
            <text:p>60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72" calcext:value-type="float">
            <text:p>62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6" calcext:value-type="float">
            <text:p>62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96" calcext:value-type="float">
            <text:p>58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58" calcext:value-type="float">
            <text:p>44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78" calcext:value-type="float">
            <text:p>48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41" calcext:value-type="float">
            <text:p>76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41" calcext:value-type="float">
            <text:p>61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11" calcext:value-type="float">
            <text:p>72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05" calcext:value-type="float">
            <text:p>69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43" calcext:value-type="float">
            <text:p>47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06" calcext:value-type="float">
            <text:p>60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92" calcext:value-type="float">
            <text:p>59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63" calcext:value-type="float">
            <text:p>69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48" calcext:value-type="float">
            <text:p>57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39" calcext:value-type="float">
            <text:p>52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41" calcext:value-type="float">
            <text:p>62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25" calcext:value-type="float">
            <text:p>58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27" calcext:value-type="float">
            <text:p>54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29" calcext:value-type="float">
            <text:p>55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16" calcext:value-type="float">
            <text:p>57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84" calcext:value-type="float">
            <text:p>57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25" calcext:value-type="float">
            <text:p>61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43" calcext:value-type="float">
            <text:p>58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95" calcext:value-type="float">
            <text:p>54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93" calcext:value-type="float">
            <text:p>53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97" calcext:value-type="float">
            <text:p>63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67" calcext:value-type="float">
            <text:p>64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45" calcext:value-type="float">
            <text:p>62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22" calcext:value-type="float">
            <text:p>64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1" calcext:value-type="float">
            <text:p>65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04" calcext:value-type="float">
            <text:p>54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42" calcext:value-type="float">
            <text:p>61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2" calcext:value-type="float">
            <text:p>59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49" calcext:value-type="float">
            <text:p>55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04" calcext:value-type="float">
            <text:p>55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37" calcext:value-type="float">
            <text:p>54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69" calcext:value-type="float">
            <text:p>55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63" calcext:value-type="float">
            <text:p>54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06" calcext:value-type="float">
            <text:p>61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13" calcext:value-type="float">
            <text:p>62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61" calcext:value-type="float">
            <text:p>62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32" calcext:value-type="float">
            <text:p>63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4" calcext:value-type="float">
            <text:p>65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4" calcext:value-type="float">
            <text:p>65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84" calcext:value-type="float">
            <text:p>61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3" calcext:value-type="float">
            <text:p>60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85" calcext:value-type="float">
            <text:p>61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72" calcext:value-type="float">
            <text:p>61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63" calcext:value-type="float">
            <text:p>61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82" calcext:value-type="float">
            <text:p>57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26" calcext:value-type="float">
            <text:p>62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94" calcext:value-type="float">
            <text:p>61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5" calcext:value-type="float">
            <text:p>65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53" calcext:value-type="float">
            <text:p>63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33" calcext:value-type="float">
            <text:p>59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33" calcext:value-type="float">
            <text:p>61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38" calcext:value-type="float">
            <text:p>62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35" calcext:value-type="float">
            <text:p>48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" calcext:value-type="float">
            <text:p>65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01" calcext:value-type="float">
            <text:p>58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5" calcext:value-type="float">
            <text:p>65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34" calcext:value-type="float">
            <text:p>74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6" calcext:value-type="float">
            <text:p>67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33" calcext:value-type="float">
            <text:p>67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01" calcext:value-type="float">
            <text:p>63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2" calcext:value-type="float">
            <text:p>60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37" calcext:value-type="float">
            <text:p>60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55" calcext:value-type="float">
            <text:p>54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93" calcext:value-type="float">
            <text:p>60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4.8" calcext:value-type="float">
            <text:p>44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.98" calcext:value-type="float">
            <text:p>7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5.22" calcext:value-type="float">
            <text:p>25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3.01" calcext:value-type="float">
            <text:p>33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.7" calcext:value-type="float">
            <text:p>2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-10.51" calcext:value-type="float">
            <text:p>-10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22" calcext:value-type="float">
            <text:p>40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66" calcext:value-type="float">
            <text:p>41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1" calcext:value-type="float">
            <text:p>52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5.72" calcext:value-type="float">
            <text:p>45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.04" calcext:value-type="float">
            <text:p>80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56" calcext:value-type="float">
            <text:p>68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63" calcext:value-type="float">
            <text:p>66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6" calcext:value-type="float">
            <text:p>51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98" calcext:value-type="float">
            <text:p>50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89" calcext:value-type="float">
            <text:p>55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7.6" calcext:value-type="float">
            <text:p>487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1.98" calcext:value-type="float">
            <text:p>641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5.95" calcext:value-type="float">
            <text:p>665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4.8" calcext:value-type="float">
            <text:p>664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2.24" calcext:value-type="float">
            <text:p>622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7.46" calcext:value-type="float">
            <text:p>617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7.83" calcext:value-type="float">
            <text:p>587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3.42" calcext:value-type="float">
            <text:p>563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28.89" calcext:value-type="float">
            <text:p>228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9.33" calcext:value-type="float">
            <text:p>79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65" calcext:value-type="float">
            <text:p>58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56" calcext:value-type="float">
            <text:p>57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75" calcext:value-type="float">
            <text:p>49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64" calcext:value-type="float">
            <text:p>54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88" calcext:value-type="float">
            <text:p>55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99" calcext:value-type="float">
            <text:p>54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35" calcext:value-type="float">
            <text:p>54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52" calcext:value-type="float">
            <text:p>52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44" calcext:value-type="float">
            <text:p>52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04" calcext:value-type="float">
            <text:p>52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56" calcext:value-type="float">
            <text:p>50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5" calcext:value-type="float">
            <text:p>52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02" calcext:value-type="float">
            <text:p>56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86" calcext:value-type="float">
            <text:p>56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94" calcext:value-type="float">
            <text:p>63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02" calcext:value-type="float">
            <text:p>63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62" calcext:value-type="float">
            <text:p>60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39" calcext:value-type="float">
            <text:p>57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88" calcext:value-type="float">
            <text:p>62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58" calcext:value-type="float">
            <text:p>55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2" calcext:value-type="float">
            <text:p>55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52" calcext:value-type="float">
            <text:p>57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18" calcext:value-type="float">
            <text:p>59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12" calcext:value-type="float">
            <text:p>53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59" calcext:value-type="float">
            <text:p>60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82" calcext:value-type="float">
            <text:p>58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28" calcext:value-type="float">
            <text:p>55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84" calcext:value-type="float">
            <text:p>55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32" calcext:value-type="float">
            <text:p>61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38" calcext:value-type="float">
            <text:p>64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49" calcext:value-type="float">
            <text:p>67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16" calcext:value-type="float">
            <text:p>60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31" calcext:value-type="float">
            <text:p>64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58" calcext:value-type="float">
            <text:p>70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4" calcext:value-type="float">
            <text:p>67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4.12" calcext:value-type="float">
            <text:p>84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9.85" calcext:value-type="float">
            <text:p>79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89" calcext:value-type="float">
            <text:p>76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9.08" calcext:value-type="float">
            <text:p>79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04" calcext:value-type="float">
            <text:p>75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7.51" calcext:value-type="float">
            <text:p>77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18" calcext:value-type="float">
            <text:p>75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2" calcext:value-type="float">
            <text:p>75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35" calcext:value-type="float">
            <text:p>73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84" calcext:value-type="float">
            <text:p>61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35" calcext:value-type="float">
            <text:p>60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48" calcext:value-type="float">
            <text:p>71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48" calcext:value-type="float">
            <text:p>72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9" calcext:value-type="float">
            <text:p>60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9" calcext:value-type="float">
            <text:p>62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98" calcext:value-type="float">
            <text:p>55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1.03" calcext:value-type="float">
            <text:p>41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72" calcext:value-type="float">
            <text:p>61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44" calcext:value-type="float">
            <text:p>64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78" calcext:value-type="float">
            <text:p>62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01" calcext:value-type="float">
            <text:p>57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09" calcext:value-type="float">
            <text:p>60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5" calcext:value-type="float">
            <text:p>71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26" calcext:value-type="float">
            <text:p>69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92" calcext:value-type="float">
            <text:p>64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55" calcext:value-type="float">
            <text:p>62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43" calcext:value-type="float">
            <text:p>62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22" calcext:value-type="float">
            <text:p>63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1" calcext:value-type="float">
            <text:p>61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6" calcext:value-type="float">
            <text:p>62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74" calcext:value-type="float">
            <text:p>62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67" calcext:value-type="float">
            <text:p>58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15" calcext:value-type="float">
            <text:p>66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1" calcext:value-type="float">
            <text:p>54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9" calcext:value-type="float">
            <text:p>59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9" calcext:value-type="float">
            <text:p>56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98" calcext:value-type="float">
            <text:p>54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84" calcext:value-type="float">
            <text:p>59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97" calcext:value-type="float">
            <text:p>57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66" calcext:value-type="float">
            <text:p>60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22" calcext:value-type="float">
            <text:p>63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66" calcext:value-type="float">
            <text:p>64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05" calcext:value-type="float">
            <text:p>64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06" calcext:value-type="float">
            <text:p>69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31" calcext:value-type="float">
            <text:p>67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95" calcext:value-type="float">
            <text:p>66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44" calcext:value-type="float">
            <text:p>58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89" calcext:value-type="float">
            <text:p>64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43" calcext:value-type="float">
            <text:p>63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2" calcext:value-type="float">
            <text:p>64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77" calcext:value-type="float">
            <text:p>62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12" calcext:value-type="float">
            <text:p>65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84" calcext:value-type="float">
            <text:p>60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14" calcext:value-type="float">
            <text:p>64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" calcext:value-type="float">
            <text:p>65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93" calcext:value-type="float">
            <text:p>53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86" calcext:value-type="float">
            <text:p>48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19" calcext:value-type="float">
            <text:p>67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02" calcext:value-type="float">
            <text:p>71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7.1" calcext:value-type="float">
            <text:p>37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65" calcext:value-type="float">
            <text:p>49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14" calcext:value-type="float">
            <text:p>55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2.18" calcext:value-type="float">
            <text:p>42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.31" calcext:value-type="float">
            <text:p>47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45" calcext:value-type="float">
            <text:p>53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88" calcext:value-type="float">
            <text:p>56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81" calcext:value-type="float">
            <text:p>69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4" calcext:value-type="float">
            <text:p>64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09" calcext:value-type="float">
            <text:p>66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64" calcext:value-type="float">
            <text:p>69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" calcext:value-type="float">
            <text:p>71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7" calcext:value-type="float">
            <text:p>59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16" calcext:value-type="float">
            <text:p>65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.86" calcext:value-type="float">
            <text:p>50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37" calcext:value-type="float">
            <text:p>62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79" calcext:value-type="float">
            <text:p>58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6.57" calcext:value-type="float">
            <text:p>56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9.44" calcext:value-type="float">
            <text:p>539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7.24" calcext:value-type="float">
            <text:p>697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5.21" calcext:value-type="float">
            <text:p>695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6.72" calcext:value-type="float">
            <text:p>646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5.32" calcext:value-type="float">
            <text:p>645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8.53" calcext:value-type="float">
            <text:p>608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2.08" calcext:value-type="float">
            <text:p>602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9.75" calcext:value-type="float">
            <text:p>719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9.36" calcext:value-type="float">
            <text:p>699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3.41" calcext:value-type="float">
            <text:p>623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6.43" calcext:value-type="float">
            <text:p>596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5.91" calcext:value-type="float">
            <text:p>595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3.28" calcext:value-type="float">
            <text:p>543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3.11" calcext:value-type="float">
            <text:p>463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" calcext:value-type="float">
            <text:p>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74" calcext:value-type="float">
            <text:p>54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5" calcext:value-type="float">
            <text:p>61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32" calcext:value-type="float">
            <text:p>53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24" calcext:value-type="float">
            <text:p>54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61" calcext:value-type="float">
            <text:p>57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66" calcext:value-type="float">
            <text:p>63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43" calcext:value-type="float">
            <text:p>63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29" calcext:value-type="float">
            <text:p>68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14" calcext:value-type="float">
            <text:p>65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73" calcext:value-type="float">
            <text:p>64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64" calcext:value-type="float">
            <text:p>63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22" calcext:value-type="float">
            <text:p>60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69" calcext:value-type="float">
            <text:p>61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24" calcext:value-type="float">
            <text:p>62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84" calcext:value-type="float">
            <text:p>60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55" calcext:value-type="float">
            <text:p>61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09" calcext:value-type="float">
            <text:p>64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59" calcext:value-type="float">
            <text:p>65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88" calcext:value-type="float">
            <text:p>59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9" calcext:value-type="float">
            <text:p>65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15" calcext:value-type="float">
            <text:p>63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78" calcext:value-type="float">
            <text:p>65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4" calcext:value-type="float">
            <text:p>65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05" calcext:value-type="float">
            <text:p>70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2" calcext:value-type="float">
            <text:p>69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36" calcext:value-type="float">
            <text:p>70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4" calcext:value-type="float">
            <text:p>71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61" calcext:value-type="float">
            <text:p>59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1" calcext:value-type="float">
            <text:p>62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36" calcext:value-type="float">
            <text:p>64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61" calcext:value-type="float">
            <text:p>66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6" calcext:value-type="float">
            <text:p>65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9" calcext:value-type="float">
            <text:p>67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28" calcext:value-type="float">
            <text:p>75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73" calcext:value-type="float">
            <text:p>71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.72" calcext:value-type="float">
            <text:p>52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7" calcext:value-type="float">
            <text:p>55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8.53" calcext:value-type="float">
            <text:p>678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8.17" calcext:value-type="float">
            <text:p>698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1.61" calcext:value-type="float">
            <text:p>621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9.37" calcext:value-type="float">
            <text:p>579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5.67" calcext:value-type="float">
            <text:p>585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0.79" calcext:value-type="float">
            <text:p>680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1.07" calcext:value-type="float">
            <text:p>641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3.72" calcext:value-type="float">
            <text:p>573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4.88" calcext:value-type="float">
            <text:p>54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7" calcext:value-type="float">
            <text:p>61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21" calcext:value-type="float">
            <text:p>55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55" calcext:value-type="float">
            <text:p>61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55" calcext:value-type="float">
            <text:p>59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37" calcext:value-type="float">
            <text:p>60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72" calcext:value-type="float">
            <text:p>64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13" calcext:value-type="float">
            <text:p>59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6.56" calcext:value-type="float">
            <text:p>86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92.72" calcext:value-type="float">
            <text:p>92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8.97" calcext:value-type="float">
            <text:p>648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2.14" calcext:value-type="float">
            <text:p>74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4.44" calcext:value-type="float">
            <text:p>744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3.18" calcext:value-type="float">
            <text:p>743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4.68" calcext:value-type="float">
            <text:p>744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3.17" calcext:value-type="float">
            <text:p>723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5.64" calcext:value-type="float">
            <text:p>695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7.39" calcext:value-type="float">
            <text:p>697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7.14" calcext:value-type="float">
            <text:p>697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4.52" calcext:value-type="float">
            <text:p>724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5.85" calcext:value-type="float">
            <text:p>705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5.68" calcext:value-type="float">
            <text:p>705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4.35" calcext:value-type="float">
            <text:p>694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0.57" calcext:value-type="float">
            <text:p>690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9.32" calcext:value-type="float">
            <text:p>639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6.19" calcext:value-type="float">
            <text:p>636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6.66" calcext:value-type="float">
            <text:p>626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1.49" calcext:value-type="float">
            <text:p>631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8.78" calcext:value-type="float">
            <text:p>638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6.42" calcext:value-type="float">
            <text:p>636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2.81" calcext:value-type="float">
            <text:p>622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2.75" calcext:value-type="float">
            <text:p>622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9.09" calcext:value-type="float">
            <text:p>629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3.59" calcext:value-type="float">
            <text:p>623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8.74" calcext:value-type="float">
            <text:p>628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6.61" calcext:value-type="float">
            <text:p>596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7.06" calcext:value-type="float">
            <text:p>487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9.94" calcext:value-type="float">
            <text:p>519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4.28" calcext:value-type="float">
            <text:p>354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7.64" calcext:value-type="float">
            <text:p>357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4.8" calcext:value-type="float">
            <text:p>354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5.42" calcext:value-type="float">
            <text:p>355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51.56" calcext:value-type="float">
            <text:p>351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8.33" calcext:value-type="float">
            <text:p>348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0.48" calcext:value-type="float">
            <text:p>340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341.26" calcext:value-type="float">
            <text:p>341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06.65" calcext:value-type="float">
            <text:p>506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9.58" calcext:value-type="float">
            <text:p>659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8.92" calcext:value-type="float">
            <text:p>598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3.75" calcext:value-type="float">
            <text:p>593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8.24" calcext:value-type="float">
            <text:p>598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3.54" calcext:value-type="float">
            <text:p>593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9.12" calcext:value-type="float">
            <text:p>599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9.25" calcext:value-type="float">
            <text:p>769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88.84" calcext:value-type="float">
            <text:p>788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81.39" calcext:value-type="float">
            <text:p>781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79.35" calcext:value-type="float">
            <text:p>779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76.33" calcext:value-type="float">
            <text:p>776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4.49" calcext:value-type="float">
            <text:p>764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8.47" calcext:value-type="float">
            <text:p>758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8.42" calcext:value-type="float">
            <text:p>758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4.49" calcext:value-type="float">
            <text:p>754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9.57" calcext:value-type="float">
            <text:p>759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4.84" calcext:value-type="float">
            <text:p>754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9.64" calcext:value-type="float">
            <text:p>769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86.36" calcext:value-type="float">
            <text:p>786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5.23" calcext:value-type="float">
            <text:p>735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0.76" calcext:value-type="float">
            <text:p>740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3.77" calcext:value-type="float">
            <text:p>703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4.19" calcext:value-type="float">
            <text:p>704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05.1" calcext:value-type="float">
            <text:p>105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6.84" calcext:value-type="float">
            <text:p>46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33" calcext:value-type="float">
            <text:p>60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2" calcext:value-type="float">
            <text:p>66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82.17" calcext:value-type="float">
            <text:p>782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84.24" calcext:value-type="float">
            <text:p>784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71.23" calcext:value-type="float">
            <text:p>771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5.88" calcext:value-type="float">
            <text:p>745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0.75" calcext:value-type="float">
            <text:p>740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56.71" calcext:value-type="float">
            <text:p>156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1.2" calcext:value-type="float">
            <text:p>51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87" calcext:value-type="float">
            <text:p>55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42" calcext:value-type="float">
            <text:p>68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81" calcext:value-type="float">
            <text:p>68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.2" calcext:value-type="float">
            <text:p>49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8.84" calcext:value-type="float">
            <text:p>78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43" calcext:value-type="float">
            <text:p>60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6" calcext:value-type="float">
            <text:p>67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.34" calcext:value-type="float">
            <text:p>60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3.31" calcext:value-type="float">
            <text:p>53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213.33" calcext:value-type="float">
            <text:p>213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21.8" calcext:value-type="float">
            <text:p>521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9.77" calcext:value-type="float">
            <text:p>609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1.2" calcext:value-type="float">
            <text:p>621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90.14" calcext:value-type="float">
            <text:p>890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9.99" calcext:value-type="float">
            <text:p>809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4.56" calcext:value-type="float">
            <text:p>804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17.47" calcext:value-type="float">
            <text:p>817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1.78" calcext:value-type="float">
            <text:p>801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6.89" calcext:value-type="float">
            <text:p>806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7.38" calcext:value-type="float">
            <text:p>807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22.77" calcext:value-type="float">
            <text:p>822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10.87" calcext:value-type="float">
            <text:p>810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14.04" calcext:value-type="float">
            <text:p>814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6.71" calcext:value-type="float">
            <text:p>806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10.53" calcext:value-type="float">
            <text:p>810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6.04" calcext:value-type="float">
            <text:p>806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11.8" calcext:value-type="float">
            <text:p>811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7.95" calcext:value-type="float">
            <text:p>807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11.3" calcext:value-type="float">
            <text:p>811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11.93" calcext:value-type="float">
            <text:p>811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05.72" calcext:value-type="float">
            <text:p>805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13.39" calcext:value-type="float">
            <text:p>813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16.08" calcext:value-type="float">
            <text:p>816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6.99" calcext:value-type="float">
            <text:p>766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9.03" calcext:value-type="float">
            <text:p>759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6.04" calcext:value-type="float">
            <text:p>736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2.9" calcext:value-type="float">
            <text:p>732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3.09" calcext:value-type="float">
            <text:p>763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8.93" calcext:value-type="float">
            <text:p>478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3.14" calcext:value-type="float">
            <text:p>473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7.27" calcext:value-type="float">
            <text:p>477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3.4" calcext:value-type="float">
            <text:p>673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8.47" calcext:value-type="float">
            <text:p>648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5.64" calcext:value-type="float">
            <text:p>705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5.24" calcext:value-type="float">
            <text:p>655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8.97" calcext:value-type="float">
            <text:p>668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4.42" calcext:value-type="float">
            <text:p>674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8.38" calcext:value-type="float">
            <text:p>638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84.85" calcext:value-type="float">
            <text:p>784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06.24" calcext:value-type="float">
            <text:p>106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89" calcext:value-type="float">
            <text:p>61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6" calcext:value-type="float">
            <text:p>65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59" calcext:value-type="float">
            <text:p>55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08" calcext:value-type="float">
            <text:p>62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77.05" calcext:value-type="float">
            <text:p>477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0.21" calcext:value-type="float">
            <text:p>40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4" calcext:value-type="float">
            <text:p>61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01" calcext:value-type="float">
            <text:p>62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9.11" calcext:value-type="float">
            <text:p>59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05.9" calcext:value-type="float">
            <text:p>105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91.65" calcext:value-type="float">
            <text:p>91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05" calcext:value-type="float">
            <text:p>57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82" calcext:value-type="float">
            <text:p>55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0.62" calcext:value-type="float">
            <text:p>160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67.01" calcext:value-type="float">
            <text:p>167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74.32" calcext:value-type="float">
            <text:p>174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9.8" calcext:value-type="float">
            <text:p>639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2.9" calcext:value-type="float">
            <text:p>612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8.02" calcext:value-type="float">
            <text:p>628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6.16" calcext:value-type="float">
            <text:p>626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1.9" calcext:value-type="float">
            <text:p>641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5.62" calcext:value-type="float">
            <text:p>615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1.11" calcext:value-type="float">
            <text:p>611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0.29" calcext:value-type="float">
            <text:p>610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3.16" calcext:value-type="float">
            <text:p>763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8.36" calcext:value-type="float">
            <text:p>738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8.81" calcext:value-type="float">
            <text:p>668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82" calcext:value-type="float">
            <text:p>76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64" calcext:value-type="float">
            <text:p>61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98" calcext:value-type="float">
            <text:p>76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77" calcext:value-type="float">
            <text:p>55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7.51" calcext:value-type="float">
            <text:p>657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1.37" calcext:value-type="float">
            <text:p>671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7" calcext:value-type="float">
            <text:p>65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5.21" calcext:value-type="float">
            <text:p>55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92.22" calcext:value-type="float">
            <text:p>92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44" calcext:value-type="float">
            <text:p>71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01.57" calcext:value-type="float">
            <text:p>101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91.79" calcext:value-type="float">
            <text:p>91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36" calcext:value-type="float">
            <text:p>66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3" calcext:value-type="float">
            <text:p>67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03.43" calcext:value-type="float">
            <text:p>603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8.57" calcext:value-type="float">
            <text:p>618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2.42" calcext:value-type="float">
            <text:p>652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0.67" calcext:value-type="float">
            <text:p>650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2.14" calcext:value-type="float">
            <text:p>65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133.05" calcext:value-type="float">
            <text:p>133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45" calcext:value-type="float">
            <text:p>61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88" calcext:value-type="float">
            <text:p>66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6" calcext:value-type="float">
            <text:p>71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93.2" calcext:value-type="float">
            <text:p>493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2.72" calcext:value-type="float">
            <text:p>632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892.14" calcext:value-type="float">
            <text:p>89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7.97" calcext:value-type="float">
            <text:p>57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48.56" calcext:value-type="float">
            <text:p>48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05" calcext:value-type="float">
            <text:p>68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92" calcext:value-type="float">
            <text:p>74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" calcext:value-type="float">
            <text:p>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94" calcext:value-type="float">
            <text:p>64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42" calcext:value-type="float">
            <text:p>73.4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63" calcext:value-type="float">
            <text:p>58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27" calcext:value-type="float">
            <text:p>62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45" calcext:value-type="float">
            <text:p>64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24" calcext:value-type="float">
            <text:p>67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71" calcext:value-type="float">
            <text:p>63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58.86" calcext:value-type="float">
            <text:p>58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1.89" calcext:value-type="float">
            <text:p>61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23" calcext:value-type="float">
            <text:p>63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13" calcext:value-type="float">
            <text:p>64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2.64" calcext:value-type="float">
            <text:p>62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36" calcext:value-type="float">
            <text:p>63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02" calcext:value-type="float">
            <text:p>65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4" calcext:value-type="float">
            <text:p>65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28" calcext:value-type="float">
            <text:p>64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2" calcext:value-type="float">
            <text:p>64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47" calcext:value-type="float">
            <text:p>64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58" calcext:value-type="float">
            <text:p>64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16" calcext:value-type="float">
            <text:p>64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47" calcext:value-type="float">
            <text:p>64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71" calcext:value-type="float">
            <text:p>64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63" calcext:value-type="float">
            <text:p>64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97" calcext:value-type="float">
            <text:p>64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35" calcext:value-type="float">
            <text:p>65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91" calcext:value-type="float">
            <text:p>64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96" calcext:value-type="float">
            <text:p>64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87" calcext:value-type="float">
            <text:p>64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93" calcext:value-type="float">
            <text:p>64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09" calcext:value-type="float">
            <text:p>65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85" calcext:value-type="float">
            <text:p>64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77" calcext:value-type="float">
            <text:p>64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01" calcext:value-type="float">
            <text:p>65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07" calcext:value-type="float">
            <text:p>65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71" calcext:value-type="float">
            <text:p>64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1" calcext:value-type="float">
            <text:p>65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36" calcext:value-type="float">
            <text:p>65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9" calcext:value-type="float">
            <text:p>65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1" calcext:value-type="float">
            <text:p>65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05" calcext:value-type="float">
            <text:p>65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12" calcext:value-type="float">
            <text:p>65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5" calcext:value-type="float">
            <text:p>65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02" calcext:value-type="float">
            <text:p>65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3" calcext:value-type="float">
            <text:p>65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01" calcext:value-type="float">
            <text:p>65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1" calcext:value-type="float">
            <text:p>65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84" calcext:value-type="float">
            <text:p>64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98" calcext:value-type="float">
            <text:p>64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07" calcext:value-type="float">
            <text:p>65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8" calcext:value-type="float">
            <text:p>65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4" calcext:value-type="float">
            <text:p>65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2" calcext:value-type="float">
            <text:p>65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1" calcext:value-type="float">
            <text:p>65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49" calcext:value-type="float">
            <text:p>65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8" calcext:value-type="float">
            <text:p>65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2" calcext:value-type="float">
            <text:p>65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" calcext:value-type="float">
            <text:p>65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05" calcext:value-type="float">
            <text:p>65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85" calcext:value-type="float">
            <text:p>66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69" calcext:value-type="float">
            <text:p>64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9" calcext:value-type="float">
            <text:p>65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08" calcext:value-type="float">
            <text:p>66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27" calcext:value-type="float">
            <text:p>66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9" calcext:value-type="float">
            <text:p>65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" calcext:value-type="float">
            <text:p>65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41" calcext:value-type="float">
            <text:p>65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52" calcext:value-type="float">
            <text:p>65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19" calcext:value-type="float">
            <text:p>65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5" calcext:value-type="float">
            <text:p>65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23" calcext:value-type="float">
            <text:p>65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45" calcext:value-type="float">
            <text:p>65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4.96" calcext:value-type="float">
            <text:p>64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46" calcext:value-type="float">
            <text:p>65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56" calcext:value-type="float">
            <text:p>65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5" calcext:value-type="float">
            <text:p>65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3" calcext:value-type="float">
            <text:p>65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78" calcext:value-type="float">
            <text:p>65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58" calcext:value-type="float">
            <text:p>65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1" calcext:value-type="float">
            <text:p>65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4" calcext:value-type="float">
            <text:p>65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57" calcext:value-type="float">
            <text:p>65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7" calcext:value-type="float">
            <text:p>65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58" calcext:value-type="float">
            <text:p>65.5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55" calcext:value-type="float">
            <text:p>65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79" calcext:value-type="float">
            <text:p>65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37" calcext:value-type="float">
            <text:p>65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3" calcext:value-type="float">
            <text:p>65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76" calcext:value-type="float">
            <text:p>65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9" calcext:value-type="float">
            <text:p>65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5" calcext:value-type="float">
            <text:p>65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2" calcext:value-type="float">
            <text:p>65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" calcext:value-type="float">
            <text:p>65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35" calcext:value-type="float">
            <text:p>65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8" calcext:value-type="float">
            <text:p>65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48" calcext:value-type="float">
            <text:p>65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79" calcext:value-type="float">
            <text:p>65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7" calcext:value-type="float">
            <text:p>65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02" calcext:value-type="float">
            <text:p>66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7" calcext:value-type="float">
            <text:p>65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6" calcext:value-type="float">
            <text:p>65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04" calcext:value-type="float">
            <text:p>66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15" calcext:value-type="float">
            <text:p>66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34" calcext:value-type="float">
            <text:p>65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6" calcext:value-type="float">
            <text:p>65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1" calcext:value-type="float">
            <text:p>65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8" calcext:value-type="float">
            <text:p>65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44" calcext:value-type="float">
            <text:p>65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69" calcext:value-type="float">
            <text:p>65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18" calcext:value-type="float">
            <text:p>66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08" calcext:value-type="float">
            <text:p>66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3" calcext:value-type="float">
            <text:p>65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1" calcext:value-type="float">
            <text:p>65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07" calcext:value-type="float">
            <text:p>66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07" calcext:value-type="float">
            <text:p>66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84" calcext:value-type="float">
            <text:p>65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31" calcext:value-type="float">
            <text:p>66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18" calcext:value-type="float">
            <text:p>66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5.97" calcext:value-type="float">
            <text:p>65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03" calcext:value-type="float">
            <text:p>66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1" calcext:value-type="float">
            <text:p>66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23" calcext:value-type="float">
            <text:p>66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27" calcext:value-type="float">
            <text:p>66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47" calcext:value-type="float">
            <text:p>66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11" calcext:value-type="float">
            <text:p>66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26" calcext:value-type="float">
            <text:p>66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56" calcext:value-type="float">
            <text:p>66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28" calcext:value-type="float">
            <text:p>66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67" calcext:value-type="float">
            <text:p>66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55" calcext:value-type="float">
            <text:p>66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18" calcext:value-type="float">
            <text:p>66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56" calcext:value-type="float">
            <text:p>66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6" calcext:value-type="float">
            <text:p>66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33" calcext:value-type="float">
            <text:p>66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02" calcext:value-type="float">
            <text:p>66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34" calcext:value-type="float">
            <text:p>66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69" calcext:value-type="float">
            <text:p>66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83" calcext:value-type="float">
            <text:p>66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56" calcext:value-type="float">
            <text:p>66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6" calcext:value-type="float">
            <text:p>66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5" calcext:value-type="float">
            <text:p>66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52" calcext:value-type="float">
            <text:p>66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43" calcext:value-type="float">
            <text:p>66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93" calcext:value-type="float">
            <text:p>66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27" calcext:value-type="float">
            <text:p>66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37" calcext:value-type="float">
            <text:p>66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67" calcext:value-type="float">
            <text:p>66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56" calcext:value-type="float">
            <text:p>66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2" calcext:value-type="float">
            <text:p>66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8" calcext:value-type="float">
            <text:p>66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87" calcext:value-type="float">
            <text:p>66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84" calcext:value-type="float">
            <text:p>66.8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12" calcext:value-type="float">
            <text:p>67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09" calcext:value-type="float">
            <text:p>67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5" calcext:value-type="float">
            <text:p>66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89" calcext:value-type="float">
            <text:p>66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9" calcext:value-type="float">
            <text:p>66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9" calcext:value-type="float">
            <text:p>66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69" calcext:value-type="float">
            <text:p>66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93" calcext:value-type="float">
            <text:p>66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69" calcext:value-type="float">
            <text:p>66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98" calcext:value-type="float">
            <text:p>66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7" calcext:value-type="float">
            <text:p>66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67" calcext:value-type="float">
            <text:p>66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01" calcext:value-type="float">
            <text:p>67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9" calcext:value-type="float">
            <text:p>66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08" calcext:value-type="float">
            <text:p>67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8" calcext:value-type="float">
            <text:p>66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07" calcext:value-type="float">
            <text:p>67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17" calcext:value-type="float">
            <text:p>67.1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18" calcext:value-type="float">
            <text:p>67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26" calcext:value-type="float">
            <text:p>67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08" calcext:value-type="float">
            <text:p>67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07" calcext:value-type="float">
            <text:p>67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6" calcext:value-type="float">
            <text:p>66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57" calcext:value-type="float">
            <text:p>66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02" calcext:value-type="float">
            <text:p>67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01" calcext:value-type="float">
            <text:p>67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37" calcext:value-type="float">
            <text:p>67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4" calcext:value-type="float">
            <text:p>67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9" calcext:value-type="float">
            <text:p>67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44" calcext:value-type="float">
            <text:p>67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3" calcext:value-type="float">
            <text:p>67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5" calcext:value-type="float">
            <text:p>6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" calcext:value-type="float">
            <text:p>67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2" calcext:value-type="float">
            <text:p>67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19" calcext:value-type="float">
            <text:p>67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4" calcext:value-type="float">
            <text:p>67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9" calcext:value-type="float">
            <text:p>67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27" calcext:value-type="float">
            <text:p>67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4" calcext:value-type="float">
            <text:p>67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28" calcext:value-type="float">
            <text:p>67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33" calcext:value-type="float">
            <text:p>67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28" calcext:value-type="float">
            <text:p>67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4" calcext:value-type="float">
            <text:p>67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45" calcext:value-type="float">
            <text:p>67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1" calcext:value-type="float">
            <text:p>67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43" calcext:value-type="float">
            <text:p>67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2" calcext:value-type="float">
            <text:p>67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" calcext:value-type="float">
            <text:p>67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28" calcext:value-type="float">
            <text:p>67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3" calcext:value-type="float">
            <text:p>67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5" calcext:value-type="float">
            <text:p>6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1" calcext:value-type="float">
            <text:p>67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47" calcext:value-type="float">
            <text:p>67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" calcext:value-type="float">
            <text:p>67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47" calcext:value-type="float">
            <text:p>67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6" calcext:value-type="float">
            <text:p>67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5" calcext:value-type="float">
            <text:p>67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7" calcext:value-type="float">
            <text:p>67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4" calcext:value-type="float">
            <text:p>67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24" calcext:value-type="float">
            <text:p>67.2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" calcext:value-type="float">
            <text:p>67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6" calcext:value-type="float">
            <text:p>67.6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3" calcext:value-type="float">
            <text:p>67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4" calcext:value-type="float">
            <text:p>67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3" calcext:value-type="float">
            <text:p>67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9" calcext:value-type="float">
            <text:p>67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1" calcext:value-type="float">
            <text:p>67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5" calcext:value-type="float">
            <text:p>6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13" calcext:value-type="float">
            <text:p>68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35" calcext:value-type="float">
            <text:p>68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16" calcext:value-type="float">
            <text:p>68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11" calcext:value-type="float">
            <text:p>68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3" calcext:value-type="float">
            <text:p>67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09" calcext:value-type="float">
            <text:p>68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" calcext:value-type="float">
            <text:p>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7" calcext:value-type="float">
            <text:p>67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92" calcext:value-type="float">
            <text:p>67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98" calcext:value-type="float">
            <text:p>67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4" calcext:value-type="float">
            <text:p>67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9" calcext:value-type="float">
            <text:p>67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2" calcext:value-type="float">
            <text:p>67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9" calcext:value-type="float">
            <text:p>67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7" calcext:value-type="float">
            <text:p>67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5" calcext:value-type="float">
            <text:p>67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08" calcext:value-type="float">
            <text:p>68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03" calcext:value-type="float">
            <text:p>68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5" calcext:value-type="float">
            <text:p>67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12" calcext:value-type="float">
            <text:p>68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8" calcext:value-type="float">
            <text:p>67.8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33" calcext:value-type="float">
            <text:p>68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26" calcext:value-type="float">
            <text:p>68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5" calcext:value-type="float">
            <text:p>68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55" calcext:value-type="float">
            <text:p>68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4" calcext:value-type="float">
            <text:p>67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4" calcext:value-type="float">
            <text:p>69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64" calcext:value-type="float">
            <text:p>68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71" calcext:value-type="float">
            <text:p>71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16" calcext:value-type="float">
            <text:p>70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14" calcext:value-type="float">
            <text:p>70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string" calcext:value-type="string">
            <text:p>Stop</text:p>
          </table:table-cell>
        </table:table-row>
        <table:table-row table:style-name="ro4">
          <table:table-cell office:value-type="string" calcext:value-type="string">
            <text:p>Nothing to stop</text:p>
          </table:table-cell>
        </table:table-row>
        <table:table-row table:style-name="ro3">
          <table:table-cell office:value-type="float" office:value="69.67" calcext:value-type="float">
            <text:p>69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15" calcext:value-type="float">
            <text:p>69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57" calcext:value-type="float">
            <text:p>70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52" calcext:value-type="float">
            <text:p>68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59" calcext:value-type="float">
            <text:p>67.5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47" calcext:value-type="float">
            <text:p>67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94" calcext:value-type="float">
            <text:p>67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7" calcext:value-type="float">
            <text:p>67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47" calcext:value-type="float">
            <text:p>68.4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61" calcext:value-type="float">
            <text:p>68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44" calcext:value-type="float">
            <text:p>69.44</text:p>
          </table:table-cell>
        </table:table-row>
        <table:table-row table:style-name="ro3">
          <table:table-cell table:style-name="ce2"/>
        </table:table-row>
        <table:table-row table:style-name="ro4">
          <table:table-cell office:value-type="string" calcext:value-type="string">
            <text:p>Nothing to stop</text:p>
          </table:table-cell>
        </table:table-row>
        <table:table-row table:style-name="ro3">
          <table:table-cell office:value-type="float" office:value="70.06" calcext:value-type="float">
            <text:p>70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41" calcext:value-type="float">
            <text:p>70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99" calcext:value-type="float">
            <text:p>68.9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17" calcext:value-type="float">
            <text:p>66.17</text:p>
          </table:table-cell>
        </table:table-row>
        <table:table-row table:style-name="ro3">
          <table:table-cell table:style-name="ce2"/>
        </table:table-row>
        <table:table-row table:style-name="ro4">
          <table:table-cell office:value-type="string" calcext:value-type="string">
            <text:p>Nothing to stop</text:p>
          </table:table-cell>
        </table:table-row>
        <table:table-row table:style-name="ro3">
          <table:table-cell office:value-type="float" office:value="69.16" calcext:value-type="float">
            <text:p>69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62" calcext:value-type="float">
            <text:p>69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51" calcext:value-type="float">
            <text:p>66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02" calcext:value-type="float">
            <text:p>69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" calcext:value-type="float">
            <text:p>70.9</text:p>
          </table:table-cell>
        </table:table-row>
        <table:table-row table:style-name="ro3">
          <table:table-cell table:style-name="ce2"/>
        </table:table-row>
        <table:table-row table:style-name="ro2">
          <table:table-cell office:value-type="string" calcext:value-type="string">
            <text:p>Selected sampling time interval is 1.0 ms</text:p>
          </table:table-cell>
        </table:table-row>
        <table:table-row table:style-name="ro3">
          <table:table-cell office:value-type="float" office:value="70.34" calcext:value-type="float">
            <text:p>70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07" calcext:value-type="float">
            <text:p>69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4" calcext:value-type="float">
            <text:p>70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87" calcext:value-type="float">
            <text:p>69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string" calcext:value-type="string">
            <text:p>Stop</text:p>
          </table:table-cell>
        </table:table-row>
        <table:table-row table:style-name="ro3">
          <table:table-cell office:value-type="float" office:value="71.25" calcext:value-type="float">
            <text:p>71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52" calcext:value-type="float">
            <text:p>70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83" calcext:value-type="float">
            <text:p>66.83</text:p>
          </table:table-cell>
        </table:table-row>
        <table:table-row table:style-name="ro3">
          <table:table-cell table:style-name="ce2"/>
        </table:table-row>
        <table:table-row table:style-name="ro4">
          <table:table-cell office:value-type="string" calcext:value-type="string">
            <text:p>Nothing to stop</text:p>
          </table:table-cell>
        </table:table-row>
        <table:table-row table:style-name="ro3">
          <table:table-cell office:value-type="float" office:value="70.18" calcext:value-type="float">
            <text:p>70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23" calcext:value-type="float">
            <text:p>67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94" calcext:value-type="float">
            <text:p>68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46" calcext:value-type="float">
            <text:p>66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26" calcext:value-type="float">
            <text:p>68.2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3.96" calcext:value-type="float">
            <text:p>63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02" calcext:value-type="float">
            <text:p>70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07" calcext:value-type="float">
            <text:p>68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" calcext:value-type="float">
            <text:p>70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79" calcext:value-type="float">
            <text:p>66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81" calcext:value-type="float">
            <text:p>68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8" calcext:value-type="float">
            <text:p>70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06" calcext:value-type="float">
            <text:p>71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91" calcext:value-type="float">
            <text:p>69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19" calcext:value-type="float">
            <text:p>72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3" calcext:value-type="float">
            <text:p>70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75" calcext:value-type="float">
            <text:p>69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75" calcext:value-type="float">
            <text:p>69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01" calcext:value-type="float">
            <text:p>68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06" calcext:value-type="float">
            <text:p>68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67" calcext:value-type="float">
            <text:p>69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82" calcext:value-type="float">
            <text:p>70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1" calcext:value-type="float">
            <text:p>66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" calcext:value-type="float">
            <text:p>71.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" calcext:value-type="float">
            <text:p>67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49" calcext:value-type="float">
            <text:p>69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6" calcext:value-type="float">
            <text:p>67.8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61" calcext:value-type="float">
            <text:p>71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11" calcext:value-type="float">
            <text:p>72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1" calcext:value-type="float">
            <text:p>71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1" calcext:value-type="float">
            <text:p>70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62" calcext:value-type="float">
            <text:p>69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2" calcext:value-type="float">
            <text:p>71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15" calcext:value-type="float">
            <text:p>71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74" calcext:value-type="float">
            <text:p>73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23" calcext:value-type="float">
            <text:p>71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3" calcext:value-type="float">
            <text:p>70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4" calcext:value-type="float">
            <text:p>71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63" calcext:value-type="float">
            <text:p>71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6" calcext:value-type="float">
            <text:p>71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1" calcext:value-type="float">
            <text:p>70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67" calcext:value-type="float">
            <text:p>71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5" calcext:value-type="float">
            <text:p>70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92" calcext:value-type="float">
            <text:p>72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95" calcext:value-type="float">
            <text:p>69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82" calcext:value-type="float">
            <text:p>70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6" calcext:value-type="float">
            <text:p>68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15" calcext:value-type="float">
            <text:p>68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46" calcext:value-type="float">
            <text:p>66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6.38" calcext:value-type="float">
            <text:p>66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06" calcext:value-type="float">
            <text:p>69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8" calcext:value-type="float">
            <text:p>67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23" calcext:value-type="float">
            <text:p>70.2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61" calcext:value-type="float">
            <text:p>70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75" calcext:value-type="float">
            <text:p>69.7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1" calcext:value-type="float">
            <text:p>71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16" calcext:value-type="float">
            <text:p>73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5" calcext:value-type="float">
            <text:p>70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31" calcext:value-type="float">
            <text:p>70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21" calcext:value-type="float">
            <text:p>69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36" calcext:value-type="float">
            <text:p>68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63" calcext:value-type="float">
            <text:p>68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9" calcext:value-type="float">
            <text:p>69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68" calcext:value-type="float">
            <text:p>70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" calcext:value-type="float">
            <text:p>70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6" calcext:value-type="float">
            <text:p>70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38" calcext:value-type="float">
            <text:p>70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44" calcext:value-type="float">
            <text:p>69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96" calcext:value-type="float">
            <text:p>69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98" calcext:value-type="float">
            <text:p>68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38" calcext:value-type="float">
            <text:p>69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13" calcext:value-type="float">
            <text:p>70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56" calcext:value-type="float">
            <text:p>70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9" calcext:value-type="float">
            <text:p>69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8" calcext:value-type="float">
            <text:p>69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11" calcext:value-type="float">
            <text:p>69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44" calcext:value-type="float">
            <text:p>69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78" calcext:value-type="float">
            <text:p>68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19" calcext:value-type="float">
            <text:p>69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56" calcext:value-type="float">
            <text:p>69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73" calcext:value-type="float">
            <text:p>69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3" calcext:value-type="float">
            <text:p>71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2" calcext:value-type="float">
            <text:p>71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9" calcext:value-type="float">
            <text:p>70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8" calcext:value-type="float">
            <text:p>68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08" calcext:value-type="float">
            <text:p>68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78" calcext:value-type="float">
            <text:p>67.7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82" calcext:value-type="float">
            <text:p>67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04" calcext:value-type="float">
            <text:p>68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07" calcext:value-type="float">
            <text:p>70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6" calcext:value-type="float">
            <text:p>70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01" calcext:value-type="float">
            <text:p>72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6" calcext:value-type="float">
            <text:p>71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72" calcext:value-type="float">
            <text:p>69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3" calcext:value-type="float">
            <text:p>70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2" calcext:value-type="float">
            <text:p>68.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65" calcext:value-type="float">
            <text:p>69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89" calcext:value-type="float">
            <text:p>69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55" calcext:value-type="float">
            <text:p>69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93" calcext:value-type="float">
            <text:p>68.9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28" calcext:value-type="float">
            <text:p>68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14" calcext:value-type="float">
            <text:p>69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12" calcext:value-type="float">
            <text:p>70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11" calcext:value-type="float">
            <text:p>70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89" calcext:value-type="float">
            <text:p>70.8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4" calcext:value-type="float">
            <text:p>70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83" calcext:value-type="float">
            <text:p>70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57" calcext:value-type="float">
            <text:p>70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65" calcext:value-type="float">
            <text:p>70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18" calcext:value-type="float">
            <text:p>71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29" calcext:value-type="float">
            <text:p>70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3" calcext:value-type="float">
            <text:p>70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35" calcext:value-type="float">
            <text:p>72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22" calcext:value-type="float">
            <text:p>71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22" calcext:value-type="float">
            <text:p>71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49" calcext:value-type="float">
            <text:p>70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49" calcext:value-type="float">
            <text:p>70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81" calcext:value-type="float">
            <text:p>70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87" calcext:value-type="float">
            <text:p>69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09" calcext:value-type="float">
            <text:p>72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25" calcext:value-type="float">
            <text:p>71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15" calcext:value-type="float">
            <text:p>70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09" calcext:value-type="float">
            <text:p>71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27" calcext:value-type="float">
            <text:p>71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" calcext:value-type="float">
            <text:p>70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07" calcext:value-type="float">
            <text:p>71.0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8" calcext:value-type="float">
            <text:p>71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9" calcext:value-type="float">
            <text:p>70.7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64" calcext:value-type="float">
            <text:p>71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9" calcext:value-type="float">
            <text:p>71.3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41" calcext:value-type="float">
            <text:p>71.4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49" calcext:value-type="float">
            <text:p>70.4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1" calcext:value-type="float">
            <text:p>70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3" calcext:value-type="float">
            <text:p>71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4" calcext:value-type="float">
            <text:p>72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03" calcext:value-type="float">
            <text:p>73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6" calcext:value-type="float">
            <text:p>70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64" calcext:value-type="float">
            <text:p>70.6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63" calcext:value-type="float">
            <text:p>70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" calcext:value-type="float">
            <text:p>71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94" calcext:value-type="float">
            <text:p>69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08" calcext:value-type="float">
            <text:p>72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" calcext:value-type="float">
            <text:p>71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43" calcext:value-type="float">
            <text:p>69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8" calcext:value-type="float">
            <text:p>71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91" calcext:value-type="float">
            <text:p>69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6" calcext:value-type="float">
            <text:p>70.7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69" calcext:value-type="float">
            <text:p>70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85" calcext:value-type="float">
            <text:p>69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04" calcext:value-type="float">
            <text:p>71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71" calcext:value-type="float">
            <text:p>72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13" calcext:value-type="float">
            <text:p>73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28" calcext:value-type="float">
            <text:p>72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34" calcext:value-type="float">
            <text:p>69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06" calcext:value-type="float">
            <text:p>70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4" calcext:value-type="float">
            <text:p>70.7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57" calcext:value-type="float">
            <text:p>69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55" calcext:value-type="float">
            <text:p>69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62" calcext:value-type="float">
            <text:p>69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09" calcext:value-type="float">
            <text:p>69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03" calcext:value-type="float">
            <text:p>69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15" calcext:value-type="float">
            <text:p>69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11" calcext:value-type="float">
            <text:p>69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" calcext:value-type="float">
            <text:p>70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9.82" calcext:value-type="float">
            <text:p>69.8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1" calcext:value-type="float">
            <text:p>71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8" calcext:value-type="float">
            <text:p>71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4" calcext:value-type="float">
            <text:p>71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21" calcext:value-type="float">
            <text:p>71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6" calcext:value-type="float">
            <text:p>70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2" calcext:value-type="float">
            <text:p>70.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3" calcext:value-type="float">
            <text:p>71.5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63" calcext:value-type="float">
            <text:p>71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46" calcext:value-type="float">
            <text:p>71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18" calcext:value-type="float">
            <text:p>71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8" calcext:value-type="float">
            <text:p>70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7" calcext:value-type="float">
            <text:p>71.9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5" calcext:value-type="float">
            <text:p>71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48" calcext:value-type="float">
            <text:p>71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1" calcext:value-type="float">
            <text:p>71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" calcext:value-type="float">
            <text:p>71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48" calcext:value-type="float">
            <text:p>71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" calcext:value-type="float">
            <text:p>71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18" calcext:value-type="float">
            <text:p>71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43" calcext:value-type="float">
            <text:p>71.4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21" calcext:value-type="float">
            <text:p>72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96" calcext:value-type="float">
            <text:p>72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11" calcext:value-type="float">
            <text:p>71.1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05" calcext:value-type="float">
            <text:p>71.0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48" calcext:value-type="float">
            <text:p>73.4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7" calcext:value-type="float">
            <text:p>72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54" calcext:value-type="float">
            <text:p>72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34" calcext:value-type="float">
            <text:p>72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69" calcext:value-type="float">
            <text:p>72.6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1" calcext:value-type="float">
            <text:p>71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8.85" calcext:value-type="float">
            <text:p>68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71" calcext:value-type="float">
            <text:p>70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01" calcext:value-type="float">
            <text:p>72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1" calcext:value-type="float">
            <text:p>71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91" calcext:value-type="float">
            <text:p>70.9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8" calcext:value-type="float">
            <text:p>72.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13" calcext:value-type="float">
            <text:p>74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51" calcext:value-type="float">
            <text:p>73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28" calcext:value-type="float">
            <text:p>71.2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56" calcext:value-type="float">
            <text:p>70.5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83" calcext:value-type="float">
            <text:p>72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4" calcext:value-type="float">
            <text:p>71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01" calcext:value-type="float">
            <text:p>72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77" calcext:value-type="float">
            <text:p>71.7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4" calcext:value-type="float">
            <text:p>71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5" calcext:value-type="float">
            <text:p>71.9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55" calcext:value-type="float">
            <text:p>73.5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1" calcext:value-type="float">
            <text:p>71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87" calcext:value-type="float">
            <text:p>73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1" calcext:value-type="float">
            <text:p>71.3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57" calcext:value-type="float">
            <text:p>70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45" calcext:value-type="float">
            <text:p>70.4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44" calcext:value-type="float">
            <text:p>71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08" calcext:value-type="float">
            <text:p>71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21" calcext:value-type="float">
            <text:p>71.2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87" calcext:value-type="float">
            <text:p>71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" calcext:value-type="float">
            <text:p>7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4" calcext:value-type="float">
            <text:p>71.9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" calcext:value-type="float">
            <text:p>71.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81" calcext:value-type="float">
            <text:p>71.8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14" calcext:value-type="float">
            <text:p>72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46" calcext:value-type="float">
            <text:p>71.4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36" calcext:value-type="float">
            <text:p>72.3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6" calcext:value-type="float">
            <text:p>71.9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57" calcext:value-type="float">
            <text:p>71.5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25" calcext:value-type="float">
            <text:p>73.2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12" calcext:value-type="float">
            <text:p>73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03" calcext:value-type="float">
            <text:p>74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05" calcext:value-type="float">
            <text:p>74.05</text:p>
          </table:table-cell>
        </table:table-row>
        <table:table-row table:style-name="ro3">
          <table:table-cell table:style-name="ce2"/>
        </table:table-row>
        <table:table-row table:style-name="ro4">
          <table:table-cell office:value-type="string" calcext:value-type="string">
            <text:p>Nothing to stop</text:p>
          </table:table-cell>
        </table:table-row>
        <table:table-row table:style-name="ro3">
          <table:table-cell office:value-type="float" office:value="73.27" calcext:value-type="float">
            <text:p>73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4" calcext:value-type="float">
            <text:p>73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18" calcext:value-type="float">
            <text:p>72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83" calcext:value-type="float">
            <text:p>72.8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27" calcext:value-type="float">
            <text:p>72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35" calcext:value-type="float">
            <text:p>72.3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12" calcext:value-type="float">
            <text:p>72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14" calcext:value-type="float">
            <text:p>73.1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52" calcext:value-type="float">
            <text:p>75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37" calcext:value-type="float">
            <text:p>72.3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92" calcext:value-type="float">
            <text:p>73.9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51" calcext:value-type="float">
            <text:p>73.5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54" calcext:value-type="float">
            <text:p>73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68" calcext:value-type="float">
            <text:p>74.6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04" calcext:value-type="float">
            <text:p>74.0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1" calcext:value-type="float">
            <text:p>73.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02" calcext:value-type="float">
            <text:p>74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65" calcext:value-type="float">
            <text:p>74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02" calcext:value-type="float">
            <text:p>73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5" calcext:value-type="float">
            <text:p>73.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12" calcext:value-type="float">
            <text:p>73.1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63" calcext:value-type="float">
            <text:p>71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38" calcext:value-type="float">
            <text:p>73.3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22" calcext:value-type="float">
            <text:p>71.2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4" calcext:value-type="float">
            <text:p>71.3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13" calcext:value-type="float">
            <text:p>74.1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52" calcext:value-type="float">
            <text:p>72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52" calcext:value-type="float">
            <text:p>73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09" calcext:value-type="float">
            <text:p>74.0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03" calcext:value-type="float">
            <text:p>72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98" calcext:value-type="float">
            <text:p>71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32" calcext:value-type="float">
            <text:p>72.3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4" calcext:value-type="float">
            <text:p>72.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54" calcext:value-type="float">
            <text:p>72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27" calcext:value-type="float">
            <text:p>72.2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16" calcext:value-type="float">
            <text:p>73.1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7" calcext:value-type="float">
            <text:p>71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7" calcext:value-type="float">
            <text:p>72.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33" calcext:value-type="float">
            <text:p>71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19" calcext:value-type="float">
            <text:p>73.1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61" calcext:value-type="float">
            <text:p>73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08" calcext:value-type="float">
            <text:p>75.0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98" calcext:value-type="float">
            <text:p>74.9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52" calcext:value-type="float">
            <text:p>72.5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44" calcext:value-type="float">
            <text:p>72.4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73" calcext:value-type="float">
            <text:p>74.7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71" calcext:value-type="float">
            <text:p>72.7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33" calcext:value-type="float">
            <text:p>75.3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29" calcext:value-type="float">
            <text:p>76.29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01" calcext:value-type="float">
            <text:p>75.0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85" calcext:value-type="float">
            <text:p>73.8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02" calcext:value-type="float">
            <text:p>72.0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0.62" calcext:value-type="float">
            <text:p>70.62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8.87" calcext:value-type="float">
            <text:p>78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65" calcext:value-type="float">
            <text:p>71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1.61" calcext:value-type="float">
            <text:p>71.61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03" calcext:value-type="float">
            <text:p>75.0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63" calcext:value-type="float">
            <text:p>72.63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67.6" calcext:value-type="float">
            <text:p>67.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87" calcext:value-type="float">
            <text:p>76.8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67" calcext:value-type="float">
            <text:p>73.67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18" calcext:value-type="float">
            <text:p>73.18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54" calcext:value-type="float">
            <text:p>74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5.15" calcext:value-type="float">
            <text:p>75.1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3.65" calcext:value-type="float">
            <text:p>73.65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4.54" calcext:value-type="float">
            <text:p>74.54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6.06" calcext:value-type="float">
            <text:p>76.06</text:p>
          </table:table-cell>
        </table:table-row>
        <table:table-row table:style-name="ro3">
          <table:table-cell table:style-name="ce2"/>
        </table:table-row>
        <table:table-row table:style-name="ro3">
          <table:table-cell office:value-type="float" office:value="72.27" calcext:value-type="float">
            <text:p>72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5:22:43.260561727</meta:creation-date>
    <dc:date>2016-08-04T15:24:23.921647458</dc:date>
    <meta:editing-duration>P0D</meta:editing-duration>
    <meta:editing-cycles>1</meta:editing-cycles>
    <meta:document-statistic meta:table-count="1" meta:cell-count="3615" meta:object-count="0"/>
    <meta:generator>LibreOffice/4.2.8.2$Linux_X86_64 LibreOffice_project/420m0$Build-2</meta:generator>
    <meta:user-defined meta:name="qrichtext">1</meta:user-defined>
  </office:meta>
</office:document-meta>
</file>